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3" manifest:media-type="application/vnd.oasis.opendocument.formula"/>
  <manifest:file-entry manifest:full-path="ObjectReplacements/Object 60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24" manifest:media-type="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3" manifest:media-type="application/vnd.oasis.opendocument.formula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content.xml" manifest:media-type="text/xml"/>
  <manifest:file-entry manifest:full-path="Object 58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2/settings.xml" manifest:media-type="text/xml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3" manifest:media-type="application/vnd.oasis.opendocument.formula"/>
  <manifest:file-entry manifest:full-path="Object 61/content.xml" manifest:media-type="text/xml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" manifest:version="1.3" manifest:media-type="application/vnd.oasis.opendocument.formula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37/content.xml" manifest:media-type="text/xml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3" manifest:media-type="application/vnd.oasis.opendocument.formula"/>
  <manifest:file-entry manifest:full-path="Object 40/settings.xml" manifest:media-type="text/xml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" manifest:version="1.3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3" manifest:media-type="application/vnd.oasis.opendocument.formula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3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content.xml" manifest:media-type="text/xml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Object 46/content.xml" manifest:media-type="text/xml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content.xml" manifest:media-type="text/xml"/>
  <manifest:file-entry manifest:full-path="Object 47/" manifest:version="1.3" manifest:media-type="application/vnd.oasis.opendocument.formula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3" manifest:media-type="application/vnd.oasis.opendocument.formula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50/settings.xml" manifest:media-type="text/xml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" manifest:version="1.3" manifest:media-type="application/vnd.oasis.opendocument.formula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settings.xml" manifest:media-type="text/xml"/>
  <manifest:file-entry manifest:full-path="Object 63/" manifest:version="1.3" manifest:media-type="application/vnd.oasis.opendocument.formula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3" manifest:media-type="application/vnd.oasis.opendocument.formula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3" manifest:media-type="application/vnd.oasis.opendocument.formula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settings.xml" manifest:media-type="text/xml"/>
  <manifest:file-entry manifest:full-path="Object 67/" manifest:version="1.3" manifest:media-type="application/vnd.oasis.opendocument.formula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3" manifest:media-type="application/vnd.oasis.opendocument.formula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3" manifest:media-type="application/vnd.oasis.opendocument.formula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3" manifest:media-type="application/vnd.oasis.opendocument.formula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settings.xml" manifest:media-type="text/xml"/>
  <manifest:file-entry manifest:full-path="Object 71/" manifest:version="1.3" manifest:media-type="application/vnd.oasis.opendocument.formula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settings.xml" manifest:media-type="text/xml"/>
  <manifest:file-entry manifest:full-path="Object 72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Ink Free" svg:font-family="'Ink Free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color="#ff7f50" loext:opacity="100%" style:font-name="Ink Free" fo:font-size="16pt" fo:font-style="italic" fo:font-weight="bold" officeooo:rsid="000d5fb1" officeooo:paragraph-rsid="002fb154" fo:background-color="transparent" style:font-size-asian="16pt" style:font-style-asian="italic" style:font-weight-asian="bold" style:font-size-complex="16pt" style:font-style-complex="italic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ff7f50" loext:opacity="100%" style:font-name="Ink Free" fo:font-size="16pt" fo:font-style="italic" fo:font-weight="bold" officeooo:rsid="000d5fb1" officeooo:paragraph-rsid="002fb154" fo:background-color="transparent" style:font-size-asian="16pt" style:font-style-asian="italic" style:font-weight-asian="bold" style:font-size-complex="16pt" style:font-style-complex="italic" style:font-weight-complex="bold"/>
    </style:style>
    <style:style style:name="P3" style:family="paragraph" style:parent-style-name="Standard">
      <style:paragraph-properties fo:text-align="justify" style:justify-single-word="false"/>
      <style:text-properties fo:color="#ff7f50" loext:opacity="100%" style:font-name="Ink Free" fo:font-size="16pt" fo:font-style="italic" fo:font-weight="bold" officeooo:rsid="0020001d" officeooo:paragraph-rsid="002fb154" fo:background-color="transparent" style:font-size-asian="16pt" style:font-style-asian="italic" style:font-weight-asian="bold" style:font-size-complex="16pt" style:font-style-complex="italic" style:font-weight-complex="bold"/>
    </style:style>
    <style:style style:name="P4" style:family="paragraph" style:parent-style-name="Standard">
      <style:paragraph-properties fo:text-align="justify" style:justify-single-word="false"/>
      <style:text-properties fo:color="#ff7f50" loext:opacity="100%" style:font-name="Ink Free" fo:font-size="16pt" fo:font-style="italic" style:text-underline-style="none" fo:font-weight="bold" officeooo:rsid="000d5fb1" officeooo:paragraph-rsid="002fb154" fo:background-color="transparent" style:font-size-asian="16pt" style:font-style-asian="italic" style:font-weight-asian="bold" style:font-size-complex="16pt" style:font-style-complex="italic" style:font-weight-complex="bold"/>
    </style:style>
    <style:style style:name="P5" style:family="paragraph" style:parent-style-name="Standard">
      <style:paragraph-properties fo:text-align="justify" style:justify-single-word="false"/>
      <style:text-properties fo:color="#ff7f50" loext:opacity="100%" style:font-name="Ink Free" fo:font-size="16pt" fo:font-style="italic" style:text-underline-style="none" fo:font-weight="bold" officeooo:rsid="0024f708" officeooo:paragraph-rsid="002fb154" fo:background-color="transparent" style:font-size-asian="16pt" style:font-style-asian="italic" style:font-weight-asian="bold" style:font-size-complex="16pt" style:font-style-complex="italic" style:font-weight-complex="bold"/>
    </style:style>
    <style:style style:name="P6" style:family="paragraph" style:parent-style-name="Standard">
      <style:paragraph-properties fo:text-align="justify" style:justify-single-word="false"/>
      <style:text-properties fo:color="#ff7f50" loext:opacity="100%" style:font-name="Ink Free" fo:font-size="16pt" fo:font-style="italic" style:text-underline-style="none" fo:font-weight="bold" officeooo:rsid="000f1a4c" officeooo:paragraph-rsid="002fb154" style:font-size-asian="16pt" style:font-style-asian="italic" style:font-weight-asian="bold" style:font-size-complex="16pt" style:font-style-complex="italic" style:font-weight-complex="bold"/>
    </style:style>
    <style:style style:name="P7" style:family="paragraph" style:parent-style-name="Standard">
      <style:paragraph-properties fo:text-align="justify" style:justify-single-word="false"/>
      <style:text-properties fo:color="#ff7f50" loext:opacity="100%" style:font-name="Ink Free" fo:font-size="11pt" fo:font-style="italic" fo:font-weight="bold" officeooo:rsid="000d5fb1" officeooo:paragraph-rsid="002fb154" fo:background-color="transparent" style:font-size-asian="9.60000038146973pt" style:font-style-asian="italic" style:font-weight-asian="bold" style:font-size-complex="11pt" style:font-style-complex="italic" style:font-weight-complex="bold"/>
    </style:style>
    <style:style style:name="P8" style:family="paragraph" style:parent-style-name="Standard">
      <style:paragraph-properties fo:text-align="justify" style:justify-single-word="false"/>
      <style:text-properties fo:color="#ff7f50" loext:opacity="100%" style:font-name="Ink Free" fo:font-size="11pt" fo:font-style="italic" fo:font-weight="bold" officeooo:rsid="000d5fb1" officeooo:paragraph-rsid="002fb154" fo:background-color="transparent" style:font-size-asian="11pt" style:font-style-asian="italic" style:font-weight-asian="bold" style:font-size-complex="11pt" style:font-style-complex="italic" style:font-weight-complex="bold"/>
    </style:style>
    <style:style style:name="P9" style:family="paragraph" style:parent-style-name="Standard">
      <style:paragraph-properties fo:text-align="justify" style:justify-single-word="false"/>
      <style:text-properties fo:color="#ff7f50" loext:opacity="100%" style:font-name="Ink Free" fo:font-size="11pt" fo:font-style="italic" fo:font-weight="bold" officeooo:rsid="0020001d" officeooo:paragraph-rsid="002fb154" fo:background-color="transparent" style:font-size-asian="11pt" style:font-style-asian="italic" style:font-weight-asian="bold" style:font-size-complex="11pt" style:font-style-complex="italic" style:font-weight-complex="bold"/>
    </style:style>
    <style:style style:name="P10" style:family="paragraph" style:parent-style-name="Standard">
      <style:paragraph-properties fo:text-align="justify" style:justify-single-word="false"/>
      <style:text-properties fo:color="#ff7f50" loext:opacity="100%" style:font-name="Ink Free" fo:font-size="11pt" fo:font-style="italic" fo:font-weight="bold" officeooo:rsid="0024f708" officeooo:paragraph-rsid="002fb154" style:font-size-asian="9.60000038146973pt" style:font-style-asian="italic" style:font-weight-asian="bold" style:font-size-complex="11pt" style:font-style-complex="italic" style:font-weight-complex="bold"/>
    </style:style>
    <style:style style:name="P11" style:family="paragraph" style:parent-style-name="Standard">
      <style:paragraph-properties fo:text-align="justify" style:justify-single-word="false"/>
      <style:text-properties fo:color="#ff7f50" loext:opacity="100%" style:font-name="Ink Free" fo:font-size="11pt" fo:font-style="italic" fo:font-weight="bold" officeooo:rsid="002fe4ea" officeooo:paragraph-rsid="002fb154" style:font-size-asian="9.60000038146973pt" style:font-style-asian="italic" style:font-weight-asian="bold" style:font-size-complex="11pt" style:font-style-complex="italic" style:font-weight-complex="bold"/>
    </style:style>
    <style:style style:name="P12" style:family="paragraph" style:parent-style-name="Standard">
      <style:paragraph-properties fo:text-align="justify" style:justify-single-word="false"/>
      <style:text-properties fo:color="#ff7f50" loext:opacity="100%" style:font-name="Ink Free" fo:font-size="11pt" fo:font-style="italic" style:text-underline-style="none" fo:font-weight="bold" officeooo:rsid="000d5fb1" officeooo:paragraph-rsid="002fb154" fo:background-color="transparent" style:font-size-asian="9.60000038146973pt" style:font-style-asian="italic" style:font-weight-asian="bold" style:font-size-complex="11pt" style:font-style-complex="italic" style:font-weight-complex="bold"/>
    </style:style>
    <style:style style:name="P13" style:family="paragraph" style:parent-style-name="Standard">
      <style:paragraph-properties fo:text-align="justify" style:justify-single-word="false"/>
      <style:text-properties fo:color="#ff7f50" loext:opacity="100%" style:font-name="Ink Free" fo:font-size="11pt" fo:font-style="italic" style:text-underline-style="none" fo:font-weight="bold" officeooo:rsid="0024f708" officeooo:paragraph-rsid="002fb154" fo:background-color="transparent" style:font-size-asian="9.60000038146973pt" style:font-style-asian="italic" style:font-weight-asian="bold" style:font-size-complex="11pt" style:font-style-complex="italic" style:font-weight-complex="bold"/>
    </style:style>
    <style:style style:name="P14" style:family="paragraph" style:parent-style-name="Standard">
      <style:paragraph-properties fo:text-align="justify" style:justify-single-word="false"/>
      <style:text-properties fo:color="#ff7f50" loext:opacity="100%" style:font-name="Ink Free" fo:font-size="18pt" fo:font-style="italic" style:text-underline-style="solid" style:text-underline-width="auto" style:text-underline-color="font-color" fo:font-weight="bold" officeooo:rsid="00108e3f" officeooo:paragraph-rsid="002fb154" fo:background-color="transparent" style:font-size-asian="18pt" style:font-style-asian="italic" style:font-weight-asian="bold" style:font-size-complex="18pt" style:font-style-complex="italic" style:font-weight-complex="bold"/>
    </style:style>
    <style:style style:name="P15" style:family="paragraph" style:parent-style-name="Standard">
      <style:paragraph-properties fo:text-align="justify" style:justify-single-word="false"/>
      <style:text-properties fo:color="#ff7f50" loext:opacity="100%" style:font-name="Ink Free" fo:font-size="15pt" fo:font-style="italic" fo:font-weight="bold" officeooo:rsid="002fe4ea" officeooo:paragraph-rsid="002fb154" style:font-size-asian="15pt" style:font-style-asian="italic" style:font-weight-asian="bold" style:font-size-complex="15pt" style:font-style-complex="italic" style:font-weight-complex="bold"/>
    </style:style>
    <style:style style:name="P16" style:family="paragraph" style:parent-style-name="Standard">
      <style:paragraph-properties fo:text-align="justify" style:justify-single-word="false"/>
      <style:text-properties fo:color="#ff7f50" loext:opacity="100%" style:font-name="Ink Free" fo:font-size="14pt" fo:font-style="italic" fo:font-weight="bold" officeooo:rsid="0024f708" officeooo:paragraph-rsid="002fb154" style:font-size-asian="14pt" style:font-style-asian="italic" style:font-weight-asian="bold" style:font-size-complex="14pt" style:font-style-complex="italic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variant="normal" fo:text-transform="none" fo:color="#ff7f50" loext:opacity="100%" style:font-name="Ink Free" fo:font-size="18pt" fo:letter-spacing="normal" fo:font-style="italic" style:text-underline-style="solid" style:text-underline-width="auto" style:text-underline-color="font-color" fo:font-weight="bold" officeooo:rsid="000d5fb1" officeooo:paragraph-rsid="002fb154" fo:background-color="transparent" style:font-size-asian="18pt" style:font-style-asian="italic" style:font-weight-asian="bold" style:font-size-complex="18pt" style:font-style-complex="italic" style:font-weight-complex="bold"/>
    </style:style>
    <style:style style:name="P18" style:family="paragraph" style:parent-style-name="Standard">
      <style:paragraph-properties fo:text-align="justify" style:justify-single-word="false"/>
      <style:text-properties fo:font-variant="normal" fo:text-transform="none" fo:color="#ff7f50" loext:opacity="100%" style:font-name="Ink Free" fo:font-size="11pt" fo:letter-spacing="normal" fo:font-style="italic" fo:font-weight="bold" officeooo:rsid="000d5fb1" officeooo:paragraph-rsid="002fb154" fo:background-color="transparent" style:font-size-asian="11pt" style:font-style-asian="italic" style:font-weight-asian="bold" style:font-size-complex="11pt" style:font-style-complex="italic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variant="normal" fo:text-transform="none" fo:color="#ff7f50" loext:opacity="100%" style:font-name="Ink Free" fo:font-size="16pt" fo:letter-spacing="normal" fo:font-style="italic" fo:font-weight="bold" officeooo:rsid="000d5fb1" officeooo:paragraph-rsid="002fb154" fo:background-color="transparent" style:font-size-asian="16pt" style:font-style-asian="italic" style:font-weight-asian="bold" style:font-size-complex="16pt" style:font-style-complex="italic" style:font-weight-complex="bold"/>
    </style:style>
    <style:style style:name="P20" style:family="paragraph" style:parent-style-name="Standard">
      <style:paragraph-properties fo:text-align="justify" style:justify-single-word="false"/>
      <style:text-properties fo:font-variant="normal" fo:text-transform="none" fo:color="#dcdcdc" loext:opacity="100%" style:font-name="Ink Free" fo:font-size="11pt" fo:letter-spacing="normal" fo:font-style="italic" fo:font-weight="normal" officeooo:rsid="000f1a4c" officeooo:paragraph-rsid="003b97c3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variant="normal" fo:text-transform="none" fo:color="#dcdcdc" loext:opacity="100%" style:font-name="Ink Free" fo:font-size="11pt" fo:letter-spacing="normal" fo:font-style="italic" fo:font-weight="normal" officeooo:rsid="003b97c3" officeooo:paragraph-rsid="003b97c3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variant="normal" fo:text-transform="none" fo:color="#dcdcdc" loext:opacity="100%" style:font-name="Ink Free" fo:font-size="11pt" fo:letter-spacing="normal" fo:font-style="italic" fo:font-weight="normal" officeooo:rsid="0029ce50" officeooo:paragraph-rsid="003be6ed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variant="normal" fo:text-transform="none" fo:color="#dcdcdc" loext:opacity="100%" style:font-name="Ink Free" fo:font-size="11pt" fo:letter-spacing="normal" fo:font-style="italic" fo:font-weight="normal" officeooo:rsid="0029ce50" officeooo:paragraph-rsid="003c99f8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24" style:family="paragraph" style:parent-style-name="Standard">
      <style:paragraph-properties fo:text-align="justify" style:justify-single-word="false"/>
      <style:text-properties fo:color="#dcdcdc" loext:opacity="100%" style:font-name="Ink Free" fo:font-size="11pt" fo:font-style="italic" fo:font-weight="bold" officeooo:rsid="000d5fb1" officeooo:paragraph-rsid="002fb154" fo:background-color="transparent" style:font-size-asian="11pt" style:font-style-asian="italic" style:font-weight-asian="bold" style:font-size-complex="11pt" style:font-style-complex="italic" style:font-weight-complex="bold"/>
    </style:style>
    <style:style style:name="P25" style:family="paragraph" style:parent-style-name="Standard">
      <style:paragraph-properties fo:text-align="justify" style:justify-single-word="false"/>
      <style:text-properties fo:color="#dcdcdc" loext:opacity="100%" style:font-name="Ink Free" fo:font-size="11pt" fo:font-style="italic" fo:font-weight="bold" officeooo:rsid="0020001d" officeooo:paragraph-rsid="002fb154" fo:background-color="transparent" style:font-size-asian="11pt" style:font-style-asian="italic" style:font-weight-asian="bold" style:font-size-complex="11pt" style:font-style-complex="italic" style:font-weight-complex="bold"/>
    </style:style>
    <style:style style:name="P26" style:family="paragraph" style:parent-style-name="Standard">
      <style:paragraph-properties fo:text-align="justify" style:justify-single-word="false"/>
      <style:text-properties fo:color="#dcdcdc" loext:opacity="100%" style:font-name="Ink Free" fo:font-size="11pt" fo:font-style="italic" style:text-underline-style="solid" style:text-underline-width="auto" style:text-underline-color="font-color" fo:font-weight="bold" officeooo:rsid="00108e3f" officeooo:paragraph-rsid="002fb154" fo:background-color="transparent" style:font-size-asian="11pt" style:font-style-asian="italic" style:font-weight-asian="bold" style:font-size-complex="11pt" style:font-style-complex="italic" style:font-weight-complex="bold"/>
    </style:style>
    <style:style style:name="P27" style:family="paragraph" style:parent-style-name="Standard">
      <style:paragraph-properties fo:text-align="justify" style:justify-single-word="false"/>
      <style:text-properties fo:color="#dcdcdc" loext:opacity="100%" style:font-name="Ink Free" fo:font-size="11pt" fo:font-style="italic" fo:font-weight="normal" officeooo:rsid="000f1a4c" officeooo:paragraph-rsid="002fb154" style:font-size-asian="11pt" style:font-style-asian="italic" style:font-weight-asian="normal" style:font-size-complex="11pt" style:font-style-complex="italic" style:font-weight-complex="normal"/>
    </style:style>
    <style:style style:name="P28" style:family="paragraph" style:parent-style-name="Standard">
      <style:paragraph-properties fo:text-align="justify" style:justify-single-word="false"/>
      <style:text-properties fo:color="#dcdcdc" loext:opacity="100%" style:font-name="Ink Free" fo:font-size="11pt" fo:font-style="italic" fo:font-weight="normal" officeooo:rsid="00132666" officeooo:paragraph-rsid="002fb154" style:font-size-asian="11pt" style:font-style-asian="italic" style:font-weight-asian="normal" style:font-size-complex="11pt" style:font-style-complex="italic" style:font-weight-complex="normal"/>
    </style:style>
    <style:style style:name="P29" style:family="paragraph" style:parent-style-name="Standard">
      <style:paragraph-properties fo:text-align="justify" style:justify-single-word="false"/>
      <style:text-properties fo:color="#dcdcdc" loext:opacity="100%" style:font-name="Ink Free" fo:font-size="11pt" fo:font-style="italic" fo:font-weight="normal" officeooo:rsid="00108e3f" officeooo:paragraph-rsid="002fb154" style:font-size-asian="11pt" style:font-style-asian="italic" style:font-weight-asian="normal" style:font-size-complex="11pt" style:font-style-complex="italic" style:font-weight-complex="normal"/>
    </style:style>
    <style:style style:name="P30" style:family="paragraph" style:parent-style-name="Standard">
      <style:paragraph-properties fo:text-align="justify" style:justify-single-word="false"/>
      <style:text-properties fo:color="#dcdcdc" loext:opacity="100%" style:font-name="Ink Free" fo:font-size="11pt" fo:font-style="italic" fo:font-weight="normal" officeooo:rsid="0024f708" officeooo:paragraph-rsid="002fb154" style:font-size-asian="11pt" style:font-style-asian="italic" style:font-weight-asian="normal" style:font-size-complex="11pt" style:font-style-complex="italic" style:font-weight-complex="normal"/>
    </style:style>
    <style:style style:name="P31" style:family="paragraph" style:parent-style-name="Standard">
      <style:paragraph-properties fo:text-align="justify" style:justify-single-word="false"/>
      <style:text-properties fo:color="#dcdcdc" loext:opacity="100%" style:font-name="Ink Free" fo:font-size="11pt" fo:font-style="italic" fo:font-weight="normal" officeooo:rsid="0028839c" officeooo:paragraph-rsid="002fb154" style:font-size-asian="11pt" style:font-style-asian="italic" style:font-weight-asian="normal" style:font-size-complex="11pt" style:font-style-complex="italic" style:font-weight-complex="normal"/>
    </style:style>
    <style:style style:name="P32" style:family="paragraph" style:parent-style-name="Standard">
      <style:paragraph-properties fo:text-align="justify" style:justify-single-word="false"/>
      <style:text-properties fo:color="#dcdcdc" loext:opacity="100%" style:font-name="Ink Free" fo:font-size="11pt" fo:font-style="italic" fo:font-weight="normal" officeooo:rsid="00108e3f" officeooo:paragraph-rsid="002fb154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33" style:family="paragraph" style:parent-style-name="Standard">
      <style:paragraph-properties fo:text-align="justify" style:justify-single-word="false"/>
      <style:text-properties fo:color="#dcdcdc" loext:opacity="100%" style:font-name="Ink Free" fo:font-size="11pt" fo:font-style="italic" fo:font-weight="normal" officeooo:rsid="0024f708" officeooo:paragraph-rsid="002fb154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34" style:family="paragraph" style:parent-style-name="Standard">
      <style:paragraph-properties fo:text-align="justify" style:justify-single-word="false"/>
      <style:text-properties fo:color="#dcdcdc" loext:opacity="100%" style:font-name="Ink Free" fo:font-size="11pt" fo:font-style="italic" fo:font-weight="normal" officeooo:rsid="0033c27f" officeooo:paragraph-rsid="002fb154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35" style:family="paragraph" style:parent-style-name="Standard">
      <style:paragraph-properties fo:text-align="justify" style:justify-single-word="false"/>
      <style:text-properties fo:color="#dcdcdc" loext:opacity="100%" style:font-name="Ink Free" fo:font-size="11pt" fo:font-style="italic" fo:font-weight="normal" officeooo:rsid="00321865" officeooo:paragraph-rsid="002fb154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36" style:family="paragraph" style:parent-style-name="Standard">
      <style:paragraph-properties fo:text-align="justify" style:justify-single-word="false"/>
      <style:text-properties fo:color="#dcdcdc" loext:opacity="100%" style:font-name="Ink Free" fo:font-size="11pt" fo:font-style="italic" fo:font-weight="normal" officeooo:rsid="004cb91d" officeooo:paragraph-rsid="002fb154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37" style:family="paragraph" style:parent-style-name="Standard">
      <style:paragraph-properties fo:text-align="justify" style:justify-single-word="false"/>
      <style:text-properties fo:color="#dcdcdc" loext:opacity="100%" style:font-name="Ink Free" fo:font-size="11pt" fo:font-style="italic" fo:font-weight="normal" officeooo:rsid="004cb91d" officeooo:paragraph-rsid="0033f81d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38" style:family="paragraph" style:parent-style-name="Standard">
      <style:paragraph-properties fo:text-align="justify" style:justify-single-word="false"/>
      <style:text-properties fo:color="#dcdcdc" loext:opacity="100%" style:font-name="Ink Free" fo:font-size="11pt" fo:font-style="italic" fo:font-weight="normal" officeooo:rsid="003a4a22" officeooo:paragraph-rsid="003a4a22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39" style:family="paragraph" style:parent-style-name="Standard">
      <style:paragraph-properties fo:text-align="justify" style:justify-single-word="false"/>
      <style:text-properties fo:color="#dcdcdc" loext:opacity="100%" style:font-name="Ink Free" fo:font-size="11pt" fo:font-style="italic" officeooo:paragraph-rsid="002fb154" style:font-size-asian="11pt" style:font-style-asian="italic" style:font-size-complex="11pt" style:font-style-complex="italic"/>
    </style:style>
    <style:style style:name="P40" style:family="paragraph" style:parent-style-name="Standard">
      <style:paragraph-properties fo:text-align="justify" style:justify-single-word="false"/>
      <style:text-properties fo:color="#dcdcdc" loext:opacity="100%" style:font-name="Ink Free" fo:font-size="11pt" fo:font-style="italic" officeooo:rsid="0029ce50" officeooo:paragraph-rsid="002fb154" style:font-size-asian="11pt" style:font-style-asian="italic" style:font-size-complex="11pt" style:font-style-complex="italic"/>
    </style:style>
    <style:style style:name="P41" style:family="paragraph" style:parent-style-name="Standard">
      <style:paragraph-properties fo:text-align="justify" style:justify-single-word="false"/>
      <style:text-properties fo:color="#ff7f50" loext:opacity="100%" style:text-line-through-style="solid" style:text-line-through-type="single" style:font-name="Ink Free" fo:font-size="16pt" fo:font-style="italic" fo:font-weight="bold" officeooo:rsid="000d5fb1" officeooo:paragraph-rsid="002fb154" fo:background-color="transparent" style:font-size-asian="16pt" style:font-style-asian="italic" style:font-weight-asian="bold" style:font-size-complex="16pt" style:font-style-complex="italic" style:font-weight-complex="bold"/>
    </style:style>
    <style:style style:name="P42" style:family="paragraph" style:parent-style-name="Standard">
      <style:paragraph-properties fo:text-align="justify" style:justify-single-word="false"/>
      <style:text-properties fo:color="#ff7f50" loext:opacity="100%" style:font-name="Ink Free" fo:font-size="11pt" fo:font-style="italic" fo:font-weight="bold" officeooo:rsid="000d5fb1" officeooo:paragraph-rsid="002fb154" fo:background-color="transparent" style:font-size-asian="9.60000038146973pt" style:font-style-asian="italic" style:font-weight-asian="bold" style:font-size-complex="11pt" style:font-style-complex="italic" style:font-weight-complex="bold"/>
    </style:style>
    <style:style style:name="P43" style:family="paragraph" style:parent-style-name="Standard">
      <style:paragraph-properties fo:text-align="justify" style:justify-single-word="false"/>
      <style:text-properties fo:color="#ff7f50" loext:opacity="100%" style:font-name="Ink Free" fo:font-size="14pt" fo:font-style="italic" fo:font-weight="bold" officeooo:rsid="004aacd4" officeooo:paragraph-rsid="004aacd4" fo:background-color="transparent" style:font-size-asian="14pt" style:font-style-asian="italic" style:font-weight-asian="bold" style:font-size-complex="14pt" style:font-style-complex="italic" style:font-weight-complex="bold"/>
    </style:style>
    <style:style style:name="P44" style:family="paragraph" style:parent-style-name="Standard">
      <style:paragraph-properties fo:text-align="justify" style:justify-single-word="false"/>
      <style:text-properties fo:color="#ff7f50" loext:opacity="100%" style:text-line-through-style="none" style:text-line-through-type="none" style:font-name="Ink Free" fo:font-size="16pt" fo:font-style="italic" fo:font-weight="bold" officeooo:rsid="000d5fb1" officeooo:paragraph-rsid="002fb154" fo:background-color="transparent" style:font-size-asian="16pt" style:font-style-asian="italic" style:font-weight-asian="bold" style:font-size-complex="16pt" style:font-style-complex="italic" style:font-weight-complex="bold"/>
    </style:style>
    <style:style style:name="P45" style:family="paragraph" style:parent-style-name="Standard">
      <style:paragraph-properties fo:text-align="justify" style:justify-single-word="false"/>
      <style:text-properties fo:font-variant="normal" fo:text-transform="none" fo:color="#dcdcdc" loext:opacity="100%" style:font-name="Ink Free" fo:font-size="11pt" fo:letter-spacing="normal" fo:font-style="italic" fo:font-weight="normal" officeooo:rsid="000f1a4c" officeooo:paragraph-rsid="003b97c3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46" style:family="paragraph" style:parent-style-name="Standard">
      <style:paragraph-properties fo:text-align="justify" style:justify-single-word="false"/>
      <style:text-properties fo:font-variant="normal" fo:text-transform="none" fo:color="#dcdcdc" loext:opacity="100%" style:font-name="Ink Free" fo:font-size="11pt" fo:letter-spacing="normal" fo:font-style="italic" fo:font-weight="normal" officeooo:rsid="00439de2" officeooo:paragraph-rsid="00439de2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47" style:family="paragraph" style:parent-style-name="Standard">
      <style:paragraph-properties fo:text-align="justify" style:justify-single-word="false"/>
      <style:text-properties fo:font-variant="normal" fo:text-transform="none" fo:color="#dcdcdc" loext:opacity="100%" style:text-line-through-style="none" style:text-line-through-type="none" style:font-name="Ink Free" fo:font-size="11pt" fo:letter-spacing="normal" fo:font-style="italic" fo:font-weight="normal" officeooo:rsid="0029ce50" officeooo:paragraph-rsid="0045f222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48" style:family="paragraph" style:parent-style-name="Standard">
      <style:paragraph-properties fo:text-align="justify" style:justify-single-word="false"/>
      <style:text-properties fo:font-variant="normal" fo:text-transform="none" fo:color="#dcdcdc" loext:opacity="100%" style:text-line-through-style="none" style:text-line-through-type="none" style:font-name="Ink Free" fo:font-size="11pt" fo:letter-spacing="normal" fo:font-style="italic" fo:font-weight="normal" officeooo:rsid="0029ce50" officeooo:paragraph-rsid="00472996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49" style:family="paragraph" style:parent-style-name="Standard">
      <style:paragraph-properties fo:text-align="justify" style:justify-single-word="false"/>
      <style:text-properties fo:color="#dcdcdc" loext:opacity="100%" style:font-name="Ink Free" fo:font-size="11pt" fo:font-style="italic" fo:font-weight="normal" officeooo:rsid="004cb91d" officeooo:paragraph-rsid="002fb154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50" style:family="paragraph" style:parent-style-name="Standard">
      <style:paragraph-properties fo:text-align="justify" style:justify-single-word="false"/>
      <style:text-properties fo:color="#dcdcdc" loext:opacity="100%" style:font-name="Ink Free" fo:font-size="11pt" fo:font-style="italic" fo:font-weight="normal" officeooo:rsid="004cb91d" officeooo:paragraph-rsid="004aacd4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51" style:family="paragraph" style:parent-style-name="Standard">
      <style:paragraph-properties fo:text-align="justify" style:justify-single-word="false"/>
      <style:text-properties fo:color="#dcdcdc" loext:opacity="100%" style:font-name="Ink Free" fo:font-size="11pt" fo:font-style="italic" fo:font-weight="normal" officeooo:rsid="00514d9c" officeooo:paragraph-rsid="00514d9c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52" style:family="paragraph" style:parent-style-name="Standard">
      <style:paragraph-properties fo:text-align="justify" style:justify-single-word="false"/>
      <style:text-properties fo:color="#dcdcdc" loext:opacity="100%" style:font-name="Ink Free" fo:font-size="11pt" fo:font-style="italic" fo:font-weight="normal" officeooo:rsid="00514d9c" officeooo:paragraph-rsid="004aacd4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53" style:family="paragraph" style:parent-style-name="Standard">
      <style:paragraph-properties fo:text-align="justify" style:justify-single-word="false"/>
      <style:text-properties fo:color="#dcdcdc" loext:opacity="100%" style:font-name="Ink Free" fo:font-size="11pt" fo:font-style="italic" fo:font-weight="normal" officeooo:rsid="0033c27f" officeooo:paragraph-rsid="0052e9d9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54" style:family="paragraph" style:parent-style-name="Standard">
      <style:paragraph-properties fo:text-align="justify" style:justify-single-word="false"/>
      <style:text-properties fo:color="#dcdcdc" loext:opacity="100%" style:font-name="Ink Free" fo:font-size="11pt" fo:font-style="italic" officeooo:paragraph-rsid="0052e9d9" style:font-size-asian="11pt" style:font-style-asian="italic" style:font-size-complex="11pt" style:font-style-complex="italic"/>
    </style:style>
    <style:style style:name="T1" style:family="text">
      <style:text-properties officeooo:rsid="000f22c9"/>
    </style:style>
    <style:style style:name="T2" style:family="text">
      <style:text-properties officeooo:rsid="0011f8a1"/>
    </style:style>
    <style:style style:name="T3" style:family="text">
      <style:text-properties officeooo:rsid="0028839c"/>
    </style:style>
    <style:style style:name="T4" style:family="text">
      <style:text-properties officeooo:rsid="002a1f61"/>
    </style:style>
    <style:style style:name="T5" style:family="text">
      <style:text-properties officeooo:rsid="002a739d"/>
    </style:style>
    <style:style style:name="T6" style:family="text">
      <style:text-properties officeooo:rsid="002bdf0e"/>
    </style:style>
    <style:style style:name="T7" style:family="text">
      <style:text-properties officeooo:rsid="0069e1ae"/>
    </style:style>
    <style:style style:name="T8" style:family="text">
      <style:text-properties fo:font-weight="normal" style:font-weight-asian="normal"/>
    </style:style>
    <style:style style:name="T9" style:family="text">
      <style:text-properties fo:font-weight="normal" officeooo:rsid="0029ce50" style:font-weight-asian="normal" style:font-weight-complex="normal"/>
    </style:style>
    <style:style style:name="T10" style:family="text">
      <style:text-properties fo:font-weight="normal" officeooo:rsid="0024f708" style:font-weight-asian="normal" style:font-weight-complex="normal"/>
    </style:style>
    <style:style style:name="T11" style:family="text">
      <style:text-properties fo:font-weight="normal" officeooo:rsid="0069e1ae" style:font-weight-asian="normal" style:font-weight-complex="normal"/>
    </style:style>
    <style:style style:name="T12" style:family="text">
      <style:text-properties fo:font-weight="normal" officeooo:rsid="0028839c" style:font-weight-asian="normal" style:font-weight-complex="normal"/>
    </style:style>
    <style:style style:name="T13" style:family="text">
      <style:text-properties fo:font-weight="normal" officeooo:rsid="0033c27f" fo:background-color="transparent" loext:char-shading-value="0" style:font-weight-asian="normal" style:font-weight-complex="normal"/>
    </style:style>
    <style:style style:name="T14" style:family="text">
      <style:text-properties fo:font-weight="normal" officeooo:rsid="002ffab6" fo:background-color="transparent" loext:char-shading-value="0" style:font-weight-asian="normal" style:font-weight-complex="normal"/>
    </style:style>
    <style:style style:name="T15" style:family="text">
      <style:text-properties fo:font-weight="normal" officeooo:rsid="0042a208" fo:background-color="transparent" loext:char-shading-value="0" style:font-weight-asian="normal" style:font-weight-complex="normal"/>
    </style:style>
    <style:style style:name="T16" style:family="text">
      <style:text-properties fo:font-weight="normal" officeooo:rsid="00387424" fo:background-color="transparent" loext:char-shading-value="0" style:font-weight-asian="normal" style:font-weight-complex="normal"/>
    </style:style>
    <style:style style:name="T17" style:family="text">
      <style:text-properties fo:font-weight="normal" officeooo:rsid="003ccef0" fo:background-color="transparent" loext:char-shading-value="0" style:font-weight-asian="normal" style:font-weight-complex="normal"/>
    </style:style>
    <style:style style:name="T18" style:family="text">
      <style:text-properties fo:font-weight="normal" officeooo:rsid="00490055" fo:background-color="transparent" loext:char-shading-value="0" style:font-weight-asian="normal" style:font-weight-complex="normal"/>
    </style:style>
    <style:style style:name="T19" style:family="text">
      <style:text-properties fo:font-weight="normal" officeooo:rsid="005878d6" fo:background-color="transparent" loext:char-shading-value="0" style:font-weight-asian="normal" style:font-weight-complex="normal"/>
    </style:style>
    <style:style style:name="T20" style:family="text">
      <style:text-properties fo:font-weight="normal" officeooo:rsid="00489710" fo:background-color="transparent" loext:char-shading-value="0" style:font-weight-asian="normal" style:font-weight-complex="normal"/>
    </style:style>
    <style:style style:name="T21" style:family="text">
      <style:text-properties fo:font-weight="normal" officeooo:rsid="0037932f" fo:background-color="transparent" loext:char-shading-value="0" style:font-weight-asian="normal" style:font-weight-complex="normal"/>
    </style:style>
    <style:style style:name="T22" style:family="text">
      <style:text-properties fo:font-weight="normal" officeooo:rsid="00322772" fo:background-color="transparent" loext:char-shading-value="0" style:font-weight-asian="normal" style:font-weight-complex="normal"/>
    </style:style>
    <style:style style:name="T23" style:family="text">
      <style:text-properties fo:font-weight="normal" officeooo:rsid="0024f708" fo:background-color="transparent" loext:char-shading-value="0" style:font-weight-asian="normal" style:font-weight-complex="normal"/>
    </style:style>
    <style:style style:name="T24" style:family="text">
      <style:text-properties fo:font-weight="normal" officeooo:rsid="0045118d" fo:background-color="transparent" loext:char-shading-value="0" style:font-weight-asian="normal" style:font-weight-complex="normal"/>
    </style:style>
    <style:style style:name="T25" style:family="text">
      <style:text-properties fo:font-weight="normal" officeooo:rsid="00481801" fo:background-color="transparent" loext:char-shading-value="0" style:font-weight-asian="normal" style:font-weight-complex="normal"/>
    </style:style>
    <style:style style:name="T26" style:family="text">
      <style:text-properties fo:font-weight="normal" officeooo:rsid="00485b42" fo:background-color="transparent" loext:char-shading-value="0" style:font-weight-asian="normal" style:font-weight-complex="normal"/>
    </style:style>
    <style:style style:name="T27" style:family="text">
      <style:text-properties fo:font-weight="normal" officeooo:rsid="003afa01" fo:background-color="transparent" loext:char-shading-value="0" style:font-weight-asian="normal" style:font-weight-complex="normal"/>
    </style:style>
    <style:style style:name="T28" style:family="text">
      <style:text-properties fo:font-weight="normal" officeooo:rsid="0052e9d9" fo:background-color="transparent" loext:char-shading-value="0" style:font-weight-asian="normal" style:font-weight-complex="normal"/>
    </style:style>
    <style:style style:name="T29" style:family="text">
      <style:text-properties fo:color="#dcdcdc" loext:opacity="100%" fo:font-size="12pt" fo:font-weight="normal" officeooo:rsid="0024f708" fo:background-color="transparent" loext:char-shading-value="0" style:font-size-asian="12pt" style:font-weight-asian="normal" style:font-size-complex="12pt" style:font-weight-complex="normal"/>
    </style:style>
    <style:style style:name="T30" style:family="text">
      <style:text-properties officeooo:rsid="002ffab6"/>
    </style:style>
    <style:style style:name="T31" style:family="text">
      <style:text-properties officeooo:rsid="00387424"/>
    </style:style>
    <style:style style:name="T32" style:family="text">
      <style:text-properties officeooo:rsid="003ccef0"/>
    </style:style>
    <style:style style:name="T33" style:family="text">
      <style:text-properties officeooo:rsid="00489710"/>
    </style:style>
    <style:style style:name="T34" style:family="text">
      <style:text-properties officeooo:rsid="0037932f"/>
    </style:style>
    <style:style style:name="T35" style:family="text">
      <style:text-properties officeooo:rsid="00322772"/>
    </style:style>
    <style:style style:name="T36" style:family="text">
      <style:text-properties officeooo:rsid="0042a208"/>
    </style:style>
    <style:style style:name="T37" style:family="text">
      <style:text-properties officeooo:rsid="00490055"/>
    </style:style>
    <style:style style:name="T38" style:family="text">
      <style:text-properties officeooo:rsid="0049628c"/>
    </style:style>
    <style:style style:name="T39" style:family="text">
      <style:text-properties officeooo:rsid="0029ce50"/>
    </style:style>
    <style:style style:name="T40" style:family="text">
      <style:text-properties officeooo:rsid="004d2099"/>
    </style:style>
    <style:style style:name="T41" style:family="text">
      <style:text-properties officeooo:rsid="004e98fe"/>
    </style:style>
    <style:style style:name="T42" style:family="text">
      <style:text-properties officeooo:rsid="00508065"/>
    </style:style>
    <style:style style:name="T43" style:family="text">
      <style:text-properties officeooo:rsid="0054e729"/>
    </style:style>
    <style:style style:name="T44" style:family="text">
      <style:text-properties officeooo:rsid="00680382"/>
    </style:style>
    <style:style style:name="T45" style:family="text">
      <style:text-properties officeooo:rsid="005209a9"/>
    </style:style>
    <style:style style:name="T46" style:family="text">
      <style:text-properties officeooo:rsid="005360c6"/>
    </style:style>
    <style:style style:name="T47" style:family="text">
      <style:text-properties officeooo:rsid="0056b7d6"/>
    </style:style>
    <style:style style:name="T48" style:family="text">
      <style:text-properties officeooo:rsid="005878d6"/>
    </style:style>
    <style:style style:name="T49" style:family="text">
      <style:text-properties officeooo:rsid="005b14a9"/>
    </style:style>
    <style:style style:name="T50" style:family="text">
      <style:text-properties officeooo:rsid="00597035"/>
    </style:style>
    <style:style style:name="T51" style:family="text">
      <style:text-properties officeooo:rsid="003afa01"/>
    </style:style>
    <style:style style:name="T52" style:family="text">
      <style:text-properties officeooo:rsid="003c99f8"/>
    </style:style>
    <style:style style:name="T53" style:family="text">
      <style:text-properties officeooo:rsid="00472996"/>
    </style:style>
    <style:style style:name="T54" style:family="text">
      <style:text-properties officeooo:rsid="004aacd4"/>
    </style:style>
    <style:style style:name="T55" style:family="text">
      <style:text-properties officeooo:rsid="004f0fe2"/>
    </style:style>
    <style:style style:name="T56" style:family="text">
      <style:text-properties officeooo:rsid="004ff7a9"/>
    </style:style>
    <style:style style:name="T57" style:family="text">
      <style:text-properties officeooo:rsid="0052e9d9"/>
    </style:style>
    <style:style style:name="fr1" style:family="graphic" style:parent-style-name="Formula">
      <style:graphic-properties fo:margin-left="0cm" fo:margin-right="0cm" style:wrap="parallel" style:number-wrapped-paragraphs="no-limit" style:wrap-contour="false" style:vertical-pos="from-top" style:horizontal-pos="from-left" style:horizontal-rel="paragraph-content" draw:wrap-influence-on-position="once-concurrent" loext:allow-overlap="true" draw:ole-draw-aspect="1"/>
    </style:style>
    <style:style style:name="fr2" style:family="graphic" style:parent-style-name="Formula">
      <style:graphic-properties fo:margin-left="0cm" fo:margin-right="0cm" fo:margin-top="0cm" fo:margin-bottom="0cm" style:wrap="parallel" style:number-wrapped-paragraphs="no-limit" style:wrap-contour="false" style:vertical-pos="from-top" style:horizontal-pos="from-left" style:horizontal-rel="paragraph-content" draw:wrap-influence-on-position="once-concurrent" loext:allow-overlap="true" draw:ole-draw-aspect="1"/>
    </style:style>
    <style:style style:name="fr3" style:family="graphic" style:parent-style-name="Formula">
      <style:graphic-properties fo:margin-left="0cm" fo:margin-right="0cm" style:wrap="parallel" style:number-wrapped-paragraphs="no-limit" style:wrap-contour="false" style:vertical-pos="from-top" style:horizontal-pos="from-left" style:horizontal-rel="paragraph-content" fo:padding="0cm" fo:border="none" draw:wrap-influence-on-position="once-concurrent" loext:allow-overlap="true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Ensino Fundamental e Médio</text:p>
      <text:p text:style-name="P18"/>
      <text:p text:style-name="P19">Conjuntos</text:p>
      <text:p text:style-name="P21"/>
      <text:p text:style-name="P21">• Conceitos:</text:p>
      <text:p text:style-name="P21"><draw:frame draw:style-name="fr1" draw:name="Objeto40" text:anchor-type="as-char" svg:y="-0.321cm" svg:width="3.231cm" svg:height="0.436cm" draw:z-index="49"><draw:object xlink:href="./Object 55" xlink:type="simple" xlink:show="embed" xlink:actuate="onLoad"/><draw:image xlink:href="./ObjectReplacements/Object 55" xlink:type="simple" xlink:show="embed" xlink:actuate="onLoad"/><svg:desc>fórmula</svg:desc></draw:frame></text:p>
      <text:p text:style-name="P20"><draw:frame draw:style-name="fr1" draw:name="Objeto57" text:anchor-type="as-char" svg:y="-0.321cm" svg:width="3.217cm" svg:height="0.436cm" draw:z-index="51"><draw:object xlink:href="./Object 57" xlink:type="simple" xlink:show="embed" xlink:actuate="onLoad"/><draw:image xlink:href="./ObjectReplacements/Object 57" xlink:type="simple" xlink:show="embed" xlink:actuate="onLoad"/><svg:desc>fórmula</svg:desc></draw:frame></text:p>
      <text:p text:style-name="P20"><draw:frame draw:style-name="fr1" draw:name="Objeto62" text:anchor-type="as-char" svg:y="-0.321cm" svg:width="2.946cm" svg:height="0.436cm" draw:z-index="56"><draw:object xlink:href="./Object 62" xlink:type="simple" xlink:show="embed" xlink:actuate="onLoad"/><draw:image xlink:href="./ObjectReplacements/Object 62" xlink:type="simple" xlink:show="embed" xlink:actuate="onLoad"/><svg:desc>fórmula</svg:desc></draw:frame></text:p>
      <text:p text:style-name="P20"><draw:frame draw:style-name="fr1" draw:name="Objeto58" text:anchor-type="as-char" svg:y="-0.321cm" svg:width="5.526cm" svg:height="0.436cm" draw:z-index="52"><draw:object xlink:href="./Object 58" xlink:type="simple" xlink:show="embed" xlink:actuate="onLoad"/><draw:image xlink:href="./ObjectReplacements/Object 58" xlink:type="simple" xlink:show="embed" xlink:actuate="onLoad"/><svg:desc>fórmula</svg:desc></draw:frame></text:p>
      <text:p text:style-name="P20"><draw:frame draw:style-name="fr1" draw:name="Objeto59" text:anchor-type="as-char" svg:y="-0.321cm" svg:width="7.138cm" svg:height="0.436cm" draw:z-index="53"><draw:object xlink:href="./Object 59" xlink:type="simple" xlink:show="embed" xlink:actuate="onLoad"/><draw:image xlink:href="./ObjectReplacements/Object 59" xlink:type="simple" xlink:show="embed" xlink:actuate="onLoad"/><svg:desc>fórmula</svg:desc></draw:frame></text:p>
      <text:p text:style-name="P46"/>
      <text:p text:style-name="P46">• Relação reflexiva:</text:p>
      <text:p text:style-name="P46"><draw:frame draw:style-name="fr1" draw:name="Objeto63" text:anchor-type="as-char" svg:y="-0.321cm" svg:width="2.131cm" svg:height="0.436cm" draw:z-index="62"><draw:object xlink:href="./Object 63" xlink:type="simple" xlink:show="embed" xlink:actuate="onLoad"/><draw:image xlink:href="./ObjectReplacements/Object 63" xlink:type="simple" xlink:show="embed" xlink:actuate="onLoad"/><svg:desc>fórmula</svg:desc></draw:frame></text:p>
      <text:p text:style-name="P46"/>
      <text:p text:style-name="P46">• Relação simétrica:</text:p>
      <text:p text:style-name="P46"><draw:frame draw:style-name="fr1" draw:name="Objeto64" text:anchor-type="as-char" svg:y="-0.321cm" svg:width="3.394cm" svg:height="0.436cm" draw:z-index="63"><draw:object xlink:href="./Object 64" xlink:type="simple" xlink:show="embed" xlink:actuate="onLoad"/><draw:image xlink:href="./ObjectReplacements/Object 64" xlink:type="simple" xlink:show="embed" xlink:actuate="onLoad"/><svg:desc>fórmula</svg:desc></draw:frame></text:p>
      <text:p text:style-name="P46"/>
      <text:p text:style-name="P46">• Relação transitiva:</text:p>
      <text:p text:style-name="P46"><draw:frame draw:style-name="fr1" draw:name="Objeto65" text:anchor-type="as-char" svg:y="-0.321cm" svg:width="3.201cm" svg:height="0.436cm" draw:z-index="64"><draw:object xlink:href="./Object 65" xlink:type="simple" xlink:show="embed" xlink:actuate="onLoad"/><draw:image xlink:href="./ObjectReplacements/Object 65" xlink:type="simple" xlink:show="embed" xlink:actuate="onLoad"/><svg:desc>fórmula</svg:desc></draw:frame></text:p>
      <text:p text:style-name="P46"/>
      <text:p text:style-name="P46">• Relação antissimétrica:</text:p>
      <text:p text:style-name="P46"><draw:frame draw:style-name="fr1" draw:name="Objeto66" text:anchor-type="as-char" svg:y="-0.321cm" svg:width="3.646cm" svg:height="0.436cm" draw:z-index="65"><draw:object xlink:href="./Object 66" xlink:type="simple" xlink:show="embed" xlink:actuate="onLoad"/><draw:image xlink:href="./ObjectReplacements/Object 66" xlink:type="simple" xlink:show="embed" xlink:actuate="onLoad"/><svg:desc>fórmula</svg:desc></draw:frame></text:p>
      <text:p text:style-name="P46"/>
      <text:p text:style-name="P22">• Propiedade út<text:span text:style-name="T4">il </text:span><text:span text:style-name="T52">1</text:span>:</text:p>
      <text:p text:style-name="P22"><draw:frame draw:style-name="fr1" draw:name="Objeto60" text:anchor-type="as-char" svg:y="-0.321cm" svg:width="3.572cm" svg:height="0.436cm" draw:z-index="54"><draw:object xlink:href="./Object 60" xlink:type="simple" xlink:show="embed" xlink:actuate="onLoad"/><draw:image xlink:href="./ObjectReplacements/Object 60" xlink:type="simple" xlink:show="embed" xlink:actuate="onLoad"/><svg:desc>fórmula</svg:desc></draw:frame></text:p>
      <text:p text:style-name="P23"/>
      <text:p text:style-name="P23">• Propiedade út<text:span text:style-name="T4">il </text:span><text:span text:style-name="T52">2</text:span>:</text:p>
      <text:p text:style-name="P22"><draw:frame draw:style-name="fr1" draw:name="Objeto61" text:anchor-type="as-char" svg:y="-0.321cm" svg:width="4.927cm" svg:height="0.436cm" draw:z-index="55"><draw:object xlink:href="./Object 61" xlink:type="simple" xlink:show="embed" xlink:actuate="onLoad"/><draw:image xlink:href="./ObjectReplacements/Object 61" xlink:type="simple" xlink:show="embed" xlink:actuate="onLoad"/><svg:desc>fórmula</svg:desc></draw:frame></text:p>
      <text:p text:style-name="P22"/>
      <text:p text:style-name="P41">Expressões e Equações Algébricas</text:p>
      <text:p text:style-name="P7"/>
      <text:p text:style-name="P44">Potenciação e Radiciação</text:p>
      <text:p text:style-name="P47"/>
      <text:p text:style-name="P47">• Propiedade út<text:span text:style-name="T4">il </text:span><text:span text:style-name="T53">1:</text:span></text:p>
      <text:p text:style-name="P47"><draw:frame draw:style-name="fr1" draw:name="Objeto67" text:anchor-type="as-char" svg:y="-0.369cm" svg:width="3.695cm" svg:height="0.483cm" draw:z-index="66"><draw:object xlink:href="./Object 67" xlink:type="simple" xlink:show="embed" xlink:actuate="onLoad"/><draw:image xlink:href="./ObjectReplacements/Object 67" xlink:type="simple" xlink:show="embed" xlink:actuate="onLoad"/><svg:desc>fórmula</svg:desc></draw:frame></text:p>
      <text:p text:style-name="P47"/>
      <text:p text:style-name="P48">• Propiedade út<text:span text:style-name="T4">il </text:span><text:span text:style-name="T53">2:</text:span></text:p>
      <text:p text:style-name="P7"><draw:frame draw:style-name="fr1" draw:name="Objeto68" text:anchor-type="as-char" svg:y="-0.369cm" svg:width="3.715cm" svg:height="0.483cm" draw:z-index="67"><draw:object xlink:href="./Object 68" xlink:type="simple" xlink:show="embed" xlink:actuate="onLoad"/><draw:image xlink:href="./ObjectReplacements/Object 68" xlink:type="simple" xlink:show="embed" xlink:actuate="onLoad"/><svg:desc>fórmula</svg:desc></draw:frame></text:p>
      <text:p text:style-name="P7"/>
      <text:p text:style-name="P48">• Propiedade út<text:span text:style-name="T4">il </text:span><text:span text:style-name="T53">3:</text:span></text:p>
      <text:p text:style-name="P48"><draw:frame draw:style-name="fr1" draw:name="Objeto69" text:anchor-type="as-char" svg:y="-0.369cm" svg:width="5.179cm" svg:height="0.483cm" draw:z-index="68"><draw:object xlink:href="./Object 69" xlink:type="simple" xlink:show="embed" xlink:actuate="onLoad"/><draw:image xlink:href="./ObjectReplacements/Object 69" xlink:type="simple" xlink:show="embed" xlink:actuate="onLoad"/><svg:desc>fórmula</svg:desc></draw:frame></text:p>
      <text:p text:style-name="P48"/>
      <text:p text:style-name="P48">• Propiedade út<text:span text:style-name="T4">il </text:span><text:span text:style-name="T53">4:</text:span></text:p>
      <text:p text:style-name="P48"><draw:frame draw:style-name="fr1" draw:name="Objeto70" text:anchor-type="as-char" svg:y="-0.64cm" svg:width="6.299cm" svg:height="1cm" draw:z-index="69"><draw:object xlink:href="./Object 70" xlink:type="simple" xlink:show="embed" xlink:actuate="onLoad"/><draw:image xlink:href="./ObjectReplacements/Object 70" xlink:type="simple" xlink:show="embed" xlink:actuate="onLoad"/><svg:desc>fórmula</svg:desc></draw:frame></text:p>
      <text:p text:style-name="P7"/>
      <text:p text:style-name="P7"/>
      <text:p text:style-name="P1">Equações e Inequações do 1° e 2° Grau</text:p>
      <text:p text:style-name="P7"/>
      <text:p text:style-name="P1">Equações Biquadradas e Equações Irracionais</text:p>
      <text:p text:style-name="P7"/>
      <text:p text:style-name="P4">Estudos de Funções</text:p>
      <text:p text:style-name="P12"/>
      <text:p text:style-name="P6">Função do 2° Grau</text:p>
      <text:p text:style-name="P27"/>
      <text:p text:style-name="P27"><text:span text:style-name="T2">•</text:span>Identificar o valor do coeficiente <text:span text:style-name="T1">a</text:span>:</text:p>
      <text:p text:style-name="P27"/>
      <text:p text:style-name="P27"><text:span text:style-name="T2">•</text:span>Identificar o valor do coeficiente <text:span text:style-name="T1">b</text:span>:</text:p>
      <text:p text:style-name="P27"/>
      <text:p text:style-name="P27"><text:span text:style-name="T2">•</text:span>Identificar o valor do coeficiente c:</text:p>
      <text:p text:style-name="P28"><draw:frame draw:style-name="fr1" draw:name="Objeto7" text:anchor-type="as-char" svg:y="-0.321cm" svg:width="1.265cm" svg:height="0.436cm" draw:z-index="0"><draw:object xlink:href="./Object 2" xlink:type="simple" xlink:show="embed" xlink:actuate="onLoad"/><draw:image xlink:href="./ObjectReplacements/Object 2" xlink:type="simple" xlink:show="embed" xlink:actuate="onLoad"/><svg:desc>fórmula</svg:desc></draw:frame></text:p>
      <text:p text:style-name="P27"/>
      <text:p text:style-name="P29"><text:span text:style-name="T7">•</text:span>Funcção inversa do 1° Grau:</text:p>
      <text:p text:style-name="P29"><draw:frame draw:style-name="fr3" draw:name="Objeto6" text:anchor-type="as-char" svg:y="-0.669cm" svg:width="5.648cm" svg:height="0.923cm" draw:z-index="1"><draw:object xlink:href="./Object 3" xlink:type="simple" xlink:show="embed" xlink:actuate="onLoad"/><draw:image xlink:href="./ObjectReplacements/Object 3" xlink:type="simple" xlink:show="embed" xlink:actuate="onLoad"/><svg:desc>fórmula</svg:desc></draw:frame></text:p>
      <text:p text:style-name="P32"/>
      <text:p text:style-name="P1">Trigonomeria</text:p>
      <text:p text:style-name="P8"/>
      <text:p text:style-name="P1">Geometria Plana</text:p>
      <text:p text:style-name="P8"/>
      <text:p text:style-name="P2">Logaritmos e Equações Exponenciais</text:p>
      <text:p text:style-name="P8"/>
      <text:p text:style-name="P1">Progressão Aritmética</text:p>
      <text:p text:style-name="P8"/>
      <text:p text:style-name="P1">Progressão Geométrica</text:p>
      <text:p text:style-name="P8"/>
      <text:p text:style-name="P1">Análise Combinatória</text:p>
      <text:p text:style-name="P24"/>
      <text:p text:style-name="P1">Binômio de Newton</text:p>
      <text:p text:style-name="P8"/>
      <text:p text:style-name="P3">Probabilidades</text:p>
      <text:p text:style-name="P9"/>
      <text:p text:style-name="P3">Matrizes</text:p>
      <text:p text:style-name="P25"/>
      <text:p text:style-name="P3">Determinantes</text:p>
      <text:p text:style-name="P9"/>
      <text:p text:style-name="P3">Sistemas Lineares</text:p>
      <text:p text:style-name="P9"/>
      <text:p text:style-name="P1">Geometria Analítica</text:p>
      <text:p text:style-name="P8"/>
      <text:p text:style-name="P1">Polinômios</text:p>
      <text:p text:style-name="P8"/>
      <text:p text:style-name="P1"><text:soft-page-break/>Números Complexos</text:p>
      <text:p text:style-name="P8"/>
      <text:p text:style-name="P1">Teoria dos Conjuntos</text:p>
      <text:p text:style-name="P8"/>
      <text:p text:style-name="P1">Geometria Espacial</text:p>
      <text:p text:style-name="P26"/>
      <text:p text:style-name="P26"/>
      <text:p text:style-name="P14">Ensino Superior</text:p>
      <text:p text:style-name="P13"/>
      <text:p text:style-name="P5">Cálculo</text:p>
      <text:p text:style-name="P10"/>
      <text:p text:style-name="P16">Limites:</text:p>
      <text:p text:style-name="P33"/>
      <text:p text:style-name="P33"><text:span text:style-name="T3">• </text:span>Quando existe Limite: </text:p>
      <text:p text:style-name="P33">A função tende<text:span text:style-name="T7">rá</text:span> para um mesmo valor no eixo <text:span text:style-name="T3">y</text:span> ao aproximar-se de um valor no eixo <text:span text:style-name="T3">x</text:span></text:p>
      <text:p text:style-name="P33"/>
      <text:p text:style-name="P39"><text:span text:style-name="T9">• Q</text:span>uando x tende<text:span text:style-name="T7">r</text:span> <text:span text:style-name="T7">a</text:span> a pela esquerda:</text:p>
      <text:p text:style-name="P30"><draw:frame draw:style-name="fr1" draw:name="Objeto1" text:anchor-type="as-char" svg:y="-0.321cm" svg:width="2.178cm" svg:height="0.697cm" draw:z-index="2"><draw:object xlink:href="./Object 4" xlink:type="simple" xlink:show="embed" xlink:actuate="onLoad"/><draw:image xlink:href="./ObjectReplacements/Object 4" xlink:type="simple" xlink:show="embed" xlink:actuate="onLoad"/><svg:desc>fórmula</svg:desc></draw:frame></text:p>
      <text:p text:style-name="P30"/>
      <text:p text:style-name="P39"><text:span text:style-name="T9">• Q</text:span><text:span text:style-name="T10">uando x tende</text:span><text:span text:style-name="T11">r</text:span><text:span text:style-name="T10"> </text:span><text:span text:style-name="T11">a</text:span><text:span text:style-name="T10"> a pela </text:span><text:span text:style-name="T12">direita:</text:span></text:p>
      <text:p text:style-name="P31"><draw:frame draw:style-name="fr1" draw:name="Objeto2" text:anchor-type="as-char" svg:y="-0.321cm" svg:width="2.127cm" svg:height="0.669cm" draw:z-index="3"><draw:object xlink:href="./Object 5" xlink:type="simple" xlink:show="embed" xlink:actuate="onLoad"/><draw:image xlink:href="./ObjectReplacements/Object 5" xlink:type="simple" xlink:show="embed" xlink:actuate="onLoad"/><svg:desc>fórmula</svg:desc></draw:frame></text:p>
      <text:p text:style-name="P39"/>
      <text:p text:style-name="P40">• Propiedade út<text:span text:style-name="T4">il 1</text:span>:</text:p>
      <text:p text:style-name="P40"><draw:frame draw:style-name="fr1" draw:name="Objeto3" text:anchor-type="as-char" svg:y="-0.321cm" svg:width="1.526cm" svg:height="0.697cm" draw:z-index="4"><draw:object xlink:href="./Object 6" xlink:type="simple" xlink:show="embed" xlink:actuate="onLoad"/><draw:image xlink:href="./ObjectReplacements/Object 6" xlink:type="simple" xlink:show="embed" xlink:actuate="onLoad"/><svg:desc>fórmula</svg:desc></draw:frame></text:p>
      <text:p text:style-name="P40"/>
      <text:p text:style-name="P40">• Propiedade út<text:span text:style-name="T4">il 2</text:span>:</text:p>
      <text:p text:style-name="P40"><draw:frame draw:style-name="fr1" draw:name="Objeto4" text:anchor-type="as-char" svg:y="-0.369cm" svg:width="1.706cm" svg:height="0.743cm" draw:z-index="5"><draw:object xlink:href="./Object 7" xlink:type="simple" xlink:show="embed" xlink:actuate="onLoad"/><draw:image xlink:href="./ObjectReplacements/Object 7" xlink:type="simple" xlink:show="embed" xlink:actuate="onLoad"/><svg:desc>fórmula</svg:desc></draw:frame></text:p>
      <text:p text:style-name="P40"/>
      <text:p text:style-name="P40">• Propiedade út<text:span text:style-name="T4">il 3</text:span>:</text:p>
      <text:p text:style-name="P40"><draw:frame draw:style-name="fr1" draw:name="Objeto5" text:anchor-type="as-char" svg:y="-0.321cm" svg:width="3.858cm" svg:height="0.697cm" draw:z-index="6"><draw:object xlink:href="./Object 8" xlink:type="simple" xlink:show="embed" xlink:actuate="onLoad"/><draw:image xlink:href="./ObjectReplacements/Object 8" xlink:type="simple" xlink:show="embed" xlink:actuate="onLoad"/><svg:desc>fórmula</svg:desc></draw:frame></text:p>
      <text:p text:style-name="P40"/>
      <text:p text:style-name="P40">• Propiedade út<text:span text:style-name="T4">il </text:span><text:span text:style-name="T5">4</text:span>:</text:p>
      <text:p text:style-name="P40"><draw:frame draw:style-name="fr1" draw:name="Objeto11" text:anchor-type="as-char" svg:y="-0.321cm" svg:width="5.801cm" svg:height="0.697cm" draw:z-index="7"><draw:object xlink:href="./Object 9" xlink:type="simple" xlink:show="embed" xlink:actuate="onLoad"/><draw:image xlink:href="./ObjectReplacements/Object 9" xlink:type="simple" xlink:show="embed" xlink:actuate="onLoad"/><svg:desc>fórmula</svg:desc></draw:frame></text:p>
      <text:p text:style-name="P40"/>
      <text:p text:style-name="P40">• Propiedade út<text:span text:style-name="T4">il </text:span><text:span text:style-name="T5">5</text:span>:</text:p>
      <text:p text:style-name="P40"><draw:frame draw:style-name="fr1" draw:name="Objeto12" text:anchor-type="as-char" svg:y="-0.321cm" svg:width="5.528cm" svg:height="0.697cm" draw:z-index="8"><draw:object xlink:href="./Object 10" xlink:type="simple" xlink:show="embed" xlink:actuate="onLoad"/><draw:image xlink:href="./ObjectReplacements/Object 10" xlink:type="simple" xlink:show="embed" xlink:actuate="onLoad"/><svg:desc>fórmula</svg:desc></draw:frame></text:p>
      <text:p text:style-name="P40"/>
      <text:p text:style-name="P40">• Propiedade út<text:span text:style-name="T4">il </text:span><text:span text:style-name="T6">6</text:span>:</text:p>
      <text:p text:style-name="P40"><draw:frame draw:style-name="fr1" draw:name="Objeto13" text:anchor-type="as-char" svg:y="-0.82cm" svg:width="4.434cm" svg:height="1.443cm" draw:z-index="9"><draw:object xlink:href="./Object 11" xlink:type="simple" xlink:show="embed" xlink:actuate="onLoad"/><draw:image xlink:href="./ObjectReplacements/Object 11" xlink:type="simple" xlink:show="embed" xlink:actuate="onLoad"/><svg:desc>fórmula</svg:desc></draw:frame></text:p>
      <text:p text:style-name="P11"/>
      <text:p text:style-name="P15">Derivadas<text:span text:style-name="T29"> :</text:span></text:p>
      <text:p text:style-name="P34"/>
      <text:p text:style-name="P53">• <text:span text:style-name="T30">Taxa de variação média </text:span><text:span text:style-name="T30"><draw:frame draw:style-name="fr1" draw:name="Objeto15" text:anchor-type="as-char" svg:y="-0.321cm" svg:width="1.141cm" svg:height="0.436cm" draw:z-index="10"><draw:object xlink:href="./Object 12" xlink:type="simple" xlink:show="embed" xlink:actuate="onLoad"/><draw:image xlink:href="./ObjectReplacements/Object 12" xlink:type="simple" xlink:show="embed" xlink:actuate="onLoad"/><svg:desc>fórmula</svg:desc></draw:frame></text:span><text:span text:style-name="T30">de uma função </text:span>f no intante <draw:frame draw:style-name="fr1" draw:name="Objeto17" text:anchor-type="as-char" svg:y="-0.321cm" svg:width="1.272cm" svg:height="0.476cm" draw:z-index="11"><draw:object xlink:href="./Object 13" xlink:type="simple" xlink:show="embed" xlink:actuate="onLoad"/><draw:image xlink:href="./ObjectReplacements/Object 13" xlink:type="simple" xlink:show="embed" xlink:actuate="onLoad"/><svg:desc>fórmula</svg:desc></draw:frame><text:s/><text:span text:style-name="T31">d</text:span><text:span text:style-name="T32">e </text:span><text:span text:style-name="T30">um intervalo</text:span><text:span text:style-name="T30"><draw:frame draw:style-name="fr2" draw:name="Objeto14" text:anchor-type="as-char" svg:y="-0.321cm" svg:width="2.076cm" svg:height="0.476cm" draw:z-index="12"><draw:object xlink:href="./Object 14" xlink:type="simple" xlink:show="embed" xlink:actuate="onLoad"/><draw:image xlink:href="./ObjectReplacements/Object 14" xlink:type="simple" xlink:show="embed" xlink:actuate="onLoad"/><svg:desc>fórmula</svg:desc></draw:frame></text:span><text:span text:style-name="T30">, </text:span><text:span text:style-name="T33">é igual ao </text:span><text:span text:style-name="T34">coeficiente angular</text:span><text:span text:style-name="T34"><draw:frame draw:style-name="fr1" draw:name="Objeto33" text:anchor-type="as-char" svg:y="-0.321cm" svg:width="0.513cm" svg:height="0.436cm" draw:z-index="13"><draw:object xlink:href="./Object 15" xlink:type="simple" xlink:show="embed" xlink:actuate="onLoad"/><draw:image xlink:href="./ObjectReplacements/Object 15" xlink:type="simple" xlink:show="embed" xlink:actuate="onLoad"/><svg:desc>fórmula</svg:desc></draw:frame></text:span><text:span text:style-name="T34">da reta</text:span><text:span text:style-name="T35"> secante, </text:span><text:span text:style-name="T36">do </text:span><text:span text:style-name="T35">ponto</text:span><text:span text:style-name="T35"><draw:frame draw:style-name="fr1" draw:name="Objeto34" text:anchor-type="as-char" svg:y="-0.321cm" svg:width="0.467cm" svg:height="0.436cm" draw:z-index="14"><draw:object xlink:href="./Object 16" xlink:type="simple" xlink:show="embed" xlink:actuate="onLoad"/><draw:image xlink:href="./ObjectReplacements/Object 16" xlink:type="simple" xlink:show="embed" xlink:actuate="onLoad"/><svg:desc>fórmula</svg:desc></draw:frame></text:span><text:span text:style-name="T37">— </text:span><text:span text:style-name="T34">de abscissa </text:span><draw:frame draw:style-name="fr1" draw:name="Objeto22" text:anchor-type="as-char" svg:y="-0.321cm" svg:width="0.556cm" svg:height="0.476cm" draw:z-index="15"><draw:object xlink:href="./Object 17" xlink:type="simple" xlink:show="embed" xlink:actuate="onLoad"/><draw:image xlink:href="./ObjectReplacements/Object 17" xlink:type="simple" xlink:show="embed" xlink:actuate="onLoad"/><svg:desc>fórmula</svg:desc></draw:frame>,<text:span text:style-name="T51"> tangente à curva </text:span><text:span text:style-name="T34">do gráfico de</text:span><draw:frame draw:style-name="fr1" draw:name="Objeto35" text:anchor-type="as-char" svg:y="-0.321cm" svg:width="0.457cm" svg:height="0.436cm" draw:z-index="16"><draw:object xlink:href="./Object 18" xlink:type="simple" xlink:show="embed" xlink:actuate="onLoad"/><draw:image xlink:href="./ObjectReplacements/Object 18" xlink:type="simple" xlink:show="embed" xlink:actuate="onLoad"/><svg:desc>fórmula</svg:desc></draw:frame><text:span text:style-name="T37">—</text:span><text:span text:style-name="T51">, </text:span><text:span text:style-name="T35">e </text:span><text:span text:style-name="T36">do ponto</text:span><text:span text:style-name="T35"><draw:frame draw:style-name="fr1" draw:name="Objeto36" text:anchor-type="as-char" svg:y="-0.321cm" svg:width="0.513cm" svg:height="0.436cm" draw:z-index="17"><draw:object xlink:href="./Object 19" xlink:type="simple" xlink:show="embed" xlink:actuate="onLoad"/><draw:image xlink:href="./ObjectReplacements/Object 19" xlink:type="simple" xlink:show="embed" xlink:actuate="onLoad"/><svg:desc>fórmula</svg:desc></draw:frame></text:span><text:span text:style-name="T37">— </text:span><text:span text:style-name="T34">de abscissa </text:span><draw:frame draw:style-name="fr1" draw:name="Objeto25" text:anchor-type="as-char" svg:y="-0.321cm" svg:width="1.272cm" svg:height="0.476cm" draw:z-index="18"><draw:object xlink:href="./Object 20" xlink:type="simple" xlink:show="embed" xlink:actuate="onLoad"/><draw:image xlink:href="./ObjectReplacements/Object 20" xlink:type="simple" xlink:show="embed" xlink:actuate="onLoad"/><svg:desc>fórmula</svg:desc></draw:frame><text:span text:style-name="T37">—. Ou seja, </text:span><text:span text:style-name="T38">é o coeficiente </text:span><text:span text:style-name="T34">angular</text:span><text:span text:style-name="T34"><draw:frame draw:style-name="fr1" draw:name="Objeto41" text:anchor-type="as-char" svg:y="-0.321cm" svg:width="0.513cm" svg:height="0.436cm" draw:z-index="19"><draw:object xlink:href="./Object 21" xlink:type="simple" xlink:show="embed" xlink:actuate="onLoad"/><draw:image xlink:href="./ObjectReplacements/Object 21" xlink:type="simple" xlink:show="embed" xlink:actuate="onLoad"/><svg:desc>fórmula</svg:desc></draw:frame></text:span><text:span text:style-name="T38">da reta do intervalo dos</text:span><text:span text:style-name="T37"> pontos</text:span><text:span text:style-name="T36"><draw:frame draw:style-name="fr1" draw:name="Objeto37" text:anchor-type="as-char" svg:y="-0.321cm" svg:width="1.921cm" svg:height="0.436cm" draw:z-index="20"><draw:object xlink:href="./Object 22" xlink:type="simple" xlink:show="embed" xlink:actuate="onLoad"/><draw:image xlink:href="./ObjectReplacements/Object 22" xlink:type="simple" xlink:show="embed" xlink:actuate="onLoad"/><svg:desc>fórmula</svg:desc></draw:frame></text:span><text:span text:style-name="T36">, </text:span><text:span text:style-name="T35">secante </text:span><text:span text:style-name="T51">à curva </text:span><text:span text:style-name="T34">do gráfico de</text:span><draw:frame draw:style-name="fr1" draw:name="Objeto38" text:anchor-type="as-char" svg:y="-0.321cm" svg:width="0.457cm" svg:height="0.436cm" draw:z-index="21"><draw:object xlink:href="./Object 24" xlink:type="simple" xlink:show="embed" xlink:actuate="onLoad"/><draw:image xlink:href="./ObjectReplacements/Object 24" xlink:type="simple" xlink:show="embed" xlink:actuate="onLoad"/><svg:desc>fórmula</svg:desc></draw:frame>, <text:span text:style-name="T57">ou equação diferencial </text:span><text:span text:style-name="T34">:</text:span></text:p>
      <text:p text:style-name="P33"><draw:frame draw:style-name="fr1" draw:name="Objeto16" text:anchor-type="as-char" svg:y="-0.601cm" svg:width="7.149cm" svg:height="1.002cm" draw:z-index="22"><draw:object xlink:href="./Object 25" xlink:type="simple" xlink:show="embed" xlink:actuate="onLoad"/><draw:image xlink:href="./ObjectReplacements/Object 25" xlink:type="simple" xlink:show="embed" xlink:actuate="onLoad"/><svg:desc>fórmula</svg:desc></draw:frame></text:p>
      <text:p text:style-name="P35"/>
      <text:p text:style-name="P54"><text:span text:style-name="T13">• </text:span><text:span text:style-name="T14">Taxa de variação </text:span><text:span text:style-name="T13">instantânea</text:span><text:span text:style-name="T14"><draw:frame draw:style-name="fr1" draw:name="Objeto19" text:anchor-type="as-char" svg:y="-0.321cm" svg:width="0.965cm" svg:height="0.436cm" draw:z-index="23"><draw:object xlink:href="./Object 26" xlink:type="simple" xlink:show="embed" xlink:actuate="onLoad"/><draw:image xlink:href="./ObjectReplacements/Object 26" xlink:type="simple" xlink:show="embed" xlink:actuate="onLoad"/><svg:desc>fórmula</svg:desc></draw:frame></text:span><text:span text:style-name="T14">d</text:span><text:span text:style-name="T13">e</text:span><text:span text:style-name="T14"> uma função</text:span><draw:frame draw:style-name="fr1" draw:name="Objeto26" text:anchor-type="as-char" svg:y="-0.321cm" svg:width="0.457cm" svg:height="0.436cm" draw:z-index="24"><draw:object xlink:href="./Object 27" xlink:type="simple" xlink:show="embed" xlink:actuate="onLoad"/><draw:image xlink:href="./ObjectReplacements/Object 27" xlink:type="simple" xlink:show="embed" xlink:actuate="onLoad"/><svg:desc>fórmula</svg:desc></draw:frame><text:span text:style-name="T13">no in</text:span><text:span text:style-name="T15">s</text:span><text:span text:style-name="T13">tante </text:span><text:span text:style-name="T13"><draw:frame draw:style-name="fr1" draw:name="Objeto23" text:anchor-type="as-char" svg:y="-0.321cm" svg:width="0.556cm" svg:height="0.476cm" draw:z-index="25"><draw:object xlink:href="./Object 28" xlink:type="simple" xlink:show="embed" xlink:actuate="onLoad"/><draw:image xlink:href="./ObjectReplacements/Object 28" xlink:type="simple" xlink:show="embed" xlink:actuate="onLoad"/><svg:desc>fórmula</svg:desc></draw:frame></text:span><text:span text:style-name="T13"><text:s/></text:span><text:span text:style-name="T16">d</text:span><text:span text:style-name="T17">e </text:span><text:span text:style-name="T14">um intervalo</text:span><text:span text:style-name="T13">, </text:span><text:span text:style-name="T18">ou </text:span><text:span text:style-name="T18"><draw:frame draw:style-name="fr2" draw:name="Objeto18" text:anchor-type="as-char" svg:y="-0.321cm" svg:width="2.076cm" svg:height="0.476cm" draw:z-index="26"><draw:object xlink:href="./Object 29" xlink:type="simple" xlink:show="embed" xlink:actuate="onLoad"/><draw:image xlink:href="./ObjectReplacements/Object 29" xlink:type="simple" xlink:show="embed" xlink:actuate="onLoad"/><svg:desc>fórmula</svg:desc></draw:frame></text:span><text:span text:style-name="T19">função </text:span><text:span text:style-name="T8">derivada</text:span><text:span text:style-name="T8"><draw:frame draw:style-name="fr1" draw:name="Objeto28" text:anchor-type="as-char" svg:y="-0.321cm" svg:width="0.91cm" svg:height="0.436cm" draw:z-index="27"><draw:object xlink:href="./Object 30" xlink:type="simple" xlink:show="embed" xlink:actuate="onLoad"/><draw:image xlink:href="./ObjectReplacements/Object 30" xlink:type="simple" xlink:show="embed" xlink:actuate="onLoad"/><svg:desc>fórmula</svg:desc></draw:frame></text:span><text:span text:style-name="T13">de</text:span><draw:frame draw:style-name="fr1" draw:name="Objeto56" text:anchor-type="as-char" svg:y="-0.321cm" svg:width="0.457cm" svg:height="0.436cm" draw:z-index="28"><draw:object xlink:href="./Object 31" xlink:type="simple" xlink:show="embed" xlink:actuate="onLoad"/><draw:image xlink:href="./ObjectReplacements/Object 31" xlink:type="simple" xlink:show="embed" xlink:actuate="onLoad"/><svg:desc>fórmula</svg:desc></draw:frame><text:span text:style-name="T16">no instante </text:span><text:span text:style-name="T16"><draw:frame draw:style-name="fr1" draw:name="Objeto24" text:anchor-type="as-char" svg:y="-0.321cm" svg:width="0.556cm" svg:height="0.476cm" draw:z-index="29"><draw:object xlink:href="./Object 32" xlink:type="simple" xlink:show="embed" xlink:actuate="onLoad"/><draw:image xlink:href="./ObjectReplacements/Object 32" xlink:type="simple" xlink:show="embed" xlink:actuate="onLoad"/><svg:desc>fórmula</svg:desc></draw:frame></text:span><text:span text:style-name="T13">, </text:span><text:span text:style-name="T20">é igual ao </text:span><text:span text:style-name="T21">coeficiente angular</text:span><text:span text:style-name="T21"><draw:frame draw:style-name="fr1" draw:name="Objeto29" text:anchor-type="as-char" svg:y="-0.377cm" svg:width="0.515cm" svg:height="0.467cm" draw:z-index="30"><draw:object xlink:href="./Object 33" xlink:type="simple" xlink:show="embed" xlink:actuate="onLoad"/><draw:image xlink:href="./ObjectReplacements/Object 33" xlink:type="simple" xlink:show="embed" xlink:actuate="onLoad"/><svg:desc>fórmula</svg:desc></draw:frame></text:span><text:span text:style-name="T21">da reta tangente, </text:span><text:span text:style-name="T15">do </text:span><text:span text:style-name="T22">ponto</text:span><text:span text:style-name="T22"><draw:frame draw:style-name="fr1" draw:name="Objeto30" text:anchor-type="as-char" svg:y="-0.321cm" svg:width="0.467cm" svg:height="0.436cm" draw:z-index="31"><draw:object xlink:href="./Object 34" xlink:type="simple" xlink:show="embed" xlink:actuate="onLoad"/><draw:image xlink:href="./ObjectReplacements/Object 34" xlink:type="simple" xlink:show="embed" xlink:actuate="onLoad"/><svg:desc>fórmula</svg:desc></draw:frame></text:span><text:span text:style-name="T18">— </text:span><text:span text:style-name="T21">de abscissa </text:span><draw:frame draw:style-name="fr1" draw:name="Objeto31" text:anchor-type="as-char" svg:y="-0.321cm" svg:width="0.556cm" svg:height="0.476cm" draw:z-index="32"><draw:object xlink:href="./Object 35" xlink:type="simple" xlink:show="embed" xlink:actuate="onLoad"/><draw:image xlink:href="./ObjectReplacements/Object 35" xlink:type="simple" xlink:show="embed" xlink:actuate="onLoad"/><svg:desc>fórmula</svg:desc></draw:frame><text:span text:style-name="T23">, </text:span><text:span text:style-name="T27">tangente à curva </text:span><text:span text:style-name="T21">do gráfico de</text:span><text:span text:style-name="T21"><draw:frame draw:style-name="fr1" draw:name="Objeto20" text:anchor-type="as-char" svg:y="-0.321cm" svg:width="0.457cm" svg:height="0.436cm" draw:z-index="33"><draw:object xlink:href="./Object 36" xlink:type="simple" xlink:show="embed" xlink:actuate="onLoad"/><draw:image xlink:href="./ObjectReplacements/Object 36" xlink:type="simple" xlink:show="embed" xlink:actuate="onLoad"/><svg:desc>fórmula</svg:desc></draw:frame></text:span><text:span text:style-name="T18">—</text:span><text:span text:style-name="T21">. </text:span><text:span text:style-name="T20">Ou seja, é </text:span><text:span text:style-name="T24">o </text:span><text:span text:style-name="T21">limite da </text:span><text:span text:style-name="T21"><draw:frame draw:style-name="fr1" draw:name="Objeto32" text:anchor-type="as-char" svg:y="-0.321cm" svg:width="1.141cm" svg:height="0.436cm" draw:z-index="34"><draw:object xlink:href="./Object 37" xlink:type="simple" xlink:show="embed" xlink:actuate="onLoad"/><draw:image xlink:href="./ObjectReplacements/Object 37" xlink:type="simple" xlink:show="embed" xlink:actuate="onLoad"/><svg:desc>fórmula</svg:desc></draw:frame></text:span><text:span text:style-name="T21">, </text:span><text:span text:style-name="T28">ou limite da equação diferencial, </text:span><text:span text:style-name="T21">quando a distância entre </text:span><text:span text:style-name="T25">os</text:span><text:span text:style-name="T21"> dois pontos </text:span><text:span text:style-name="T26">das abscissas</text:span><text:span text:style-name="T23"><draw:frame draw:style-name="fr1" draw:name="Objeto8" text:anchor-type="as-char" svg:y="-0.321cm" svg:width="0.94cm" svg:height="0.436cm" draw:z-index="57"><draw:object xlink:href="./Object 53" xlink:type="simple" xlink:show="embed" xlink:actuate="onLoad"/><draw:image xlink:href="./ObjectReplacements/Object 53" xlink:type="simple" xlink:show="embed" xlink:actuate="onLoad"/><svg:desc>fórmula</svg:desc></draw:frame></text:span><text:span text:style-name="T21">tende a zero:</text:span></text:p>
      <text:p text:style-name="P33"><draw:frame draw:style-name="fr1" draw:name="Objeto21" text:anchor-type="as-char" svg:y="-0.601cm" svg:width="7.872cm" svg:height="1.002cm" draw:z-index="35"><draw:object xlink:href="./Object 39" xlink:type="simple" xlink:show="embed" xlink:actuate="onLoad"/><draw:image xlink:href="./ObjectReplacements/Object 39" xlink:type="simple" xlink:show="embed" xlink:actuate="onLoad"/><svg:desc>fórmula</svg:desc></draw:frame></text:p>
      <text:p text:style-name="P33"/>
      <text:p text:style-name="P38">• Ponto máximo e Ponto mínimo:</text:p>
      <text:p text:style-name="P38"><draw:frame draw:style-name="fr1" draw:name="Objeto10" text:anchor-type="as-char" svg:y="-0.355cm" svg:width="7.772cm" svg:height="0.496cm" draw:z-index="58"><draw:object xlink:href="./Object 1" xlink:type="simple" xlink:show="embed" xlink:actuate="onLoad"/><draw:image xlink:href="./ObjectReplacements/Object 1" xlink:type="simple" xlink:show="embed" xlink:actuate="onLoad"/></draw:frame></text:p>
      <text:p text:style-name="P38"><draw:frame draw:style-name="fr1" draw:name="Objeto55" text:anchor-type="as-char" svg:y="-0.355cm" svg:width="7.802cm" svg:height="0.496cm" draw:z-index="59"><draw:object xlink:href="./Object 56" xlink:type="simple" xlink:show="embed" xlink:actuate="onLoad"/><draw:image xlink:href="./ObjectReplacements/Object 56" xlink:type="simple" xlink:show="embed" xlink:actuate="onLoad"/><svg:desc>fórmula</svg:desc></draw:frame></text:p>
      <text:p text:style-name="P36"><draw:frame draw:style-name="fr1" draw:name="Objeto27" text:anchor-type="as-char" svg:y="-0.355cm" svg:width="7.699cm" svg:height="0.496cm" draw:z-index="60"><draw:object xlink:href="./Object 23" xlink:type="simple" xlink:show="embed" xlink:actuate="onLoad"/><draw:image xlink:href="./ObjectReplacements/Object 23" xlink:type="simple" xlink:show="embed" xlink:actuate="onLoad"/><svg:desc>fórmula</svg:desc></draw:frame></text:p>
      <text:p text:style-name="P36"><draw:frame draw:style-name="fr1" draw:name="Objeto39" text:anchor-type="as-char" svg:y="-0.355cm" svg:width="7.736cm" svg:height="0.496cm" draw:z-index="61"><draw:object xlink:href="./Object 54" xlink:type="simple" xlink:show="embed" xlink:actuate="onLoad"/><draw:image xlink:href="./ObjectReplacements/Object 54" xlink:type="simple" xlink:show="embed" xlink:actuate="onLoad"/><svg:desc>fórmula</svg:desc></draw:frame></text:p>
      <text:p text:style-name="P36"/>
      <text:p text:style-name="P36">• <text:span text:style-name="T39">Propiedade út</text:span><text:span text:style-name="T4">il 1 - </text:span><text:span text:style-name="T40">derivada de potênci</text:span><text:span text:style-name="T41">a</text:span><text:span text:style-name="T4">:</text:span></text:p>
      <text:p text:style-name="P36"><draw:frame draw:style-name="fr1" draw:name="Objeto42" text:anchor-type="as-char" svg:y="-0.369cm" svg:width="3.223cm" svg:height="0.483cm" draw:z-index="36"><draw:object xlink:href="./Object 40" xlink:type="simple" xlink:show="embed" xlink:actuate="onLoad"/><draw:image xlink:href="./ObjectReplacements/Object 40" xlink:type="simple" xlink:show="embed" xlink:actuate="onLoad"/><svg:desc>fórmula</svg:desc></draw:frame><text:span text:style-name="T40">(“regra do tombo”)</text:span></text:p>
      <text:p text:style-name="P36"/>
      <text:p text:style-name="P36">• <text:span text:style-name="T39">Propiedade út</text:span><text:span text:style-name="T4">il </text:span><text:span text:style-name="T40">2 </text:span><text:span text:style-name="T4">-</text:span><text:span text:style-name="T40"> </text:span><text:span text:style-name="T41">derivada de constante</text:span><text:span text:style-name="T4">:</text:span></text:p>
      <text:p text:style-name="P36"><draw:frame draw:style-name="fr1" draw:name="Objeto43" text:anchor-type="as-char" svg:y="-0.321cm" svg:width="6.05cm" svg:height="0.436cm" draw:z-index="37"><draw:object xlink:href="./Object 41" xlink:type="simple" xlink:show="embed" xlink:actuate="onLoad"/><draw:image xlink:href="./ObjectReplacements/Object 41" xlink:type="simple" xlink:show="embed" xlink:actuate="onLoad"/><svg:desc>fórmula</svg:desc></draw:frame></text:p>
      <text:p text:style-name="P36"/>
      <text:p text:style-name="P36">• <text:span text:style-name="T39">Propiedade út</text:span><text:span text:style-name="T4">il </text:span><text:span text:style-name="T42">3</text:span><text:span text:style-name="T40"> </text:span><text:span text:style-name="T4">-</text:span><text:span text:style-name="T40"> </text:span><text:span text:style-name="T41">derivada d</text:span><text:span text:style-name="T42">o produto de k</text:span><text:span text:style-name="T41">:</text:span></text:p>
      <text:p text:style-name="P36"><draw:frame draw:style-name="fr1" draw:name="Objeto45" text:anchor-type="as-char" svg:y="-0.321cm" svg:width="6.996cm" svg:height="0.436cm" draw:z-index="38"><draw:object xlink:href="./Object 42" xlink:type="simple" xlink:show="embed" xlink:actuate="onLoad"/><draw:image xlink:href="./ObjectReplacements/Object 42" xlink:type="simple" xlink:show="embed" xlink:actuate="onLoad"/><svg:desc>fórmula</svg:desc></draw:frame></text:p>
      <text:p text:style-name="P36"/>
      <text:p text:style-name="P36">• <text:span text:style-name="T39">Propiedade út</text:span><text:span text:style-name="T4">il </text:span><text:span text:style-name="T42">4</text:span><text:span text:style-name="T40"> </text:span><text:span text:style-name="T4">-</text:span><text:span text:style-name="T40"> </text:span><text:span text:style-name="T41">derivada d</text:span><text:span text:style-name="T43">a</text:span><text:span text:style-name="T41"> </text:span><text:span text:style-name="T44">adiçao e subtração</text:span><text:span text:style-name="T41">:</text:span></text:p>
      <text:p text:style-name="P36"><draw:frame draw:style-name="fr1" draw:name="Objeto44" text:anchor-type="as-char" svg:y="-0.321cm" svg:width="3.806cm" svg:height="0.436cm" draw:z-index="39"><draw:object xlink:href="./Object 43" xlink:type="simple" xlink:show="embed" xlink:actuate="onLoad"/><draw:image xlink:href="./ObjectReplacements/Object 43" xlink:type="simple" xlink:show="embed" xlink:actuate="onLoad"/><svg:desc>fórmula</svg:desc></draw:frame></text:p>
      <text:p text:style-name="P36"/>
      <text:p text:style-name="P36">•<text:span text:style-name="T39">Propiedade út</text:span><text:span text:style-name="T4">il </text:span><text:span text:style-name="T45">5</text:span><text:span text:style-name="T40"> </text:span><text:span text:style-name="T4">-</text:span><text:span text:style-name="T40"> </text:span><text:span text:style-name="T41">derivada d</text:span><text:span text:style-name="T46">o</text:span><text:span text:style-name="T41"> </text:span><text:span text:style-name="T46">produto</text:span><text:span text:style-name="T41">:</text:span></text:p>
      <text:p text:style-name="P36"><draw:frame draw:style-name="fr1" draw:name="Objeto46" text:anchor-type="as-char" svg:y="-0.321cm" svg:width="4.56cm" svg:height="0.436cm" draw:z-index="40"><draw:object xlink:href="./Object 44" xlink:type="simple" xlink:show="embed" xlink:actuate="onLoad"/><draw:image xlink:href="./ObjectReplacements/Object 44" xlink:type="simple" xlink:show="embed" xlink:actuate="onLoad"/><svg:desc>fórmula</svg:desc></draw:frame></text:p>
      <text:p text:style-name="P36"/>
      <text:p text:style-name="P36">• <text:span text:style-name="T39">Propiedade út</text:span><text:span text:style-name="T4">il </text:span><text:span text:style-name="T46">6</text:span><text:span text:style-name="T40"> </text:span><text:span text:style-name="T4">-</text:span><text:span text:style-name="T40"> </text:span><text:span text:style-name="T41">derivada d</text:span><text:span text:style-name="T46">o quociente</text:span><text:span text:style-name="T41">:</text:span></text:p>
      <text:p text:style-name="P36"><draw:frame draw:style-name="fr1" draw:name="Objeto47" text:anchor-type="as-char" svg:y="-0.561cm" svg:width="4.376cm" svg:height="0.968cm" draw:z-index="41"><draw:object xlink:href="./Object 45" xlink:type="simple" xlink:show="embed" xlink:actuate="onLoad"/><draw:image xlink:href="./ObjectReplacements/Object 45" xlink:type="simple" xlink:show="embed" xlink:actuate="onLoad"/><svg:desc>fórmula</svg:desc></draw:frame></text:p>
      <text:p text:style-name="P36"/>
      <text:p text:style-name="P36">• <text:span text:style-name="T39">Propiedade út</text:span><text:span text:style-name="T4">il </text:span><text:span text:style-name="T43">7</text:span><text:span text:style-name="T4"> - </text:span><text:span text:style-name="T40">derivada d</text:span><text:span text:style-name="T43">a exponencial</text:span><text:span text:style-name="T4">:</text:span></text:p>
      <text:p text:style-name="P36"><draw:frame draw:style-name="fr1" draw:name="Objeto48" text:anchor-type="as-char" svg:y="-0.369cm" svg:width="2.529cm" svg:height="0.483cm" draw:z-index="42"><draw:object xlink:href="./Object 46" xlink:type="simple" xlink:show="embed" xlink:actuate="onLoad"/><draw:image xlink:href="./ObjectReplacements/Object 46" xlink:type="simple" xlink:show="embed" xlink:actuate="onLoad"/><svg:desc>fórmula</svg:desc></draw:frame></text:p>
      <text:p text:style-name="P36"/>
      <text:p text:style-name="P36">• <text:span text:style-name="T39">Propiedade út</text:span><text:span text:style-name="T4">il </text:span><text:span text:style-name="T43">8</text:span><text:span text:style-name="T4"> - </text:span><text:span text:style-name="T40">derivada</text:span><text:span text:style-name="T43"> de seno</text:span><text:span text:style-name="T4">:</text:span></text:p>
      <text:p text:style-name="P36"><draw:frame draw:style-name="fr1" draw:name="Objeto49" text:anchor-type="as-char" svg:y="-0.321cm" svg:width="3.687cm" svg:height="0.436cm" draw:z-index="43"><draw:object xlink:href="./Object 47" xlink:type="simple" xlink:show="embed" xlink:actuate="onLoad"/><draw:image xlink:href="./ObjectReplacements/Object 47" xlink:type="simple" xlink:show="embed" xlink:actuate="onLoad"/><svg:desc>fórmula</svg:desc></draw:frame></text:p>
      <text:p text:style-name="P36"/>
      <text:p text:style-name="P36"><text:soft-page-break/>• <text:span text:style-name="T39">Propiedade út</text:span><text:span text:style-name="T4">il </text:span><text:span text:style-name="T47">9</text:span><text:span text:style-name="T4"> - </text:span><text:span text:style-name="T40">derivada</text:span><text:span text:style-name="T43"> de </text:span><text:span text:style-name="T47">cosseno</text:span><text:span text:style-name="T4">:</text:span></text:p>
      <text:p text:style-name="P36"><draw:frame draw:style-name="fr1" draw:name="Objeto50" text:anchor-type="as-char" svg:y="-0.321cm" svg:width="3.951cm" svg:height="0.436cm" draw:z-index="44"><draw:object xlink:href="./Object 48" xlink:type="simple" xlink:show="embed" xlink:actuate="onLoad"/><draw:image xlink:href="./ObjectReplacements/Object 48" xlink:type="simple" xlink:show="embed" xlink:actuate="onLoad"/><svg:desc>fórmula</svg:desc></draw:frame></text:p>
      <text:p text:style-name="P36"/>
      <text:p text:style-name="P36">• <text:span text:style-name="T39">Propiedade út</text:span><text:span text:style-name="T4">il </text:span><text:span text:style-name="T47">10</text:span><text:span text:style-name="T4"> - </text:span><text:span text:style-name="T40">derivada</text:span><text:span text:style-name="T43"> d</text:span><text:span text:style-name="T47">a tangente</text:span><text:span text:style-name="T4">:</text:span></text:p>
      <text:p text:style-name="P36"><draw:frame draw:style-name="fr1" draw:name="Objeto51" text:anchor-type="as-char" svg:y="-0.369cm" svg:width="4.039cm" svg:height="0.483cm" draw:z-index="45"><draw:object xlink:href="./Object 49" xlink:type="simple" xlink:show="embed" xlink:actuate="onLoad"/><draw:image xlink:href="./ObjectReplacements/Object 49" xlink:type="simple" xlink:show="embed" xlink:actuate="onLoad"/><svg:desc>fórmula</svg:desc></draw:frame></text:p>
      <text:p text:style-name="P36"/>
      <text:p text:style-name="P36">• <text:span text:style-name="T39">Propiedade út</text:span><text:span text:style-name="T4">il </text:span><text:span text:style-name="T47">11</text:span><text:span text:style-name="T4"> - </text:span><text:span text:style-name="T40">derivada</text:span><text:span text:style-name="T43"> d</text:span><text:span text:style-name="T47">a </text:span><text:span text:style-name="T48">secante</text:span><text:span text:style-name="T4">:</text:span></text:p>
      <text:p text:style-name="P36"><draw:frame draw:style-name="fr1" draw:name="Objeto52" text:anchor-type="as-char" svg:y="-0.321cm" svg:width="5.025cm" svg:height="0.436cm" draw:z-index="46"><draw:object xlink:href="./Object 50" xlink:type="simple" xlink:show="embed" xlink:actuate="onLoad"/><draw:image xlink:href="./ObjectReplacements/Object 50" xlink:type="simple" xlink:show="embed" xlink:actuate="onLoad"/><svg:desc>fórmula</svg:desc></draw:frame></text:p>
      <text:p text:style-name="P36"/>
      <text:p text:style-name="P36">• <text:span text:style-name="T39">Propiedade út</text:span><text:span text:style-name="T4">il </text:span><text:span text:style-name="T47">1</text:span><text:span text:style-name="T48">2</text:span><text:span text:style-name="T4"> - </text:span><text:span text:style-name="T40">derivada</text:span><text:span text:style-name="T43"> d</text:span><text:span text:style-name="T47">a </text:span><text:span text:style-name="T48">cossecante</text:span><text:span text:style-name="T4">:</text:span></text:p>
      <text:p text:style-name="P36"><draw:frame draw:style-name="fr1" draw:name="Objeto53" text:anchor-type="as-char" svg:y="-0.321cm" svg:width="5.994cm" svg:height="0.436cm" draw:z-index="47"><draw:object xlink:href="./Object 51" xlink:type="simple" xlink:show="embed" xlink:actuate="onLoad"/><draw:image xlink:href="./ObjectReplacements/Object 51" xlink:type="simple" xlink:show="embed" xlink:actuate="onLoad"/><svg:desc>fórmula</svg:desc></draw:frame></text:p>
      <text:p text:style-name="P36"/>
      <text:p text:style-name="P36">• <text:span text:style-name="T39">Propiedade út</text:span><text:span text:style-name="T4">il </text:span><text:span text:style-name="T47">1</text:span><text:span text:style-name="T48">3</text:span><text:span text:style-name="T4"> - </text:span><text:span text:style-name="T40">derivada</text:span><text:span text:style-name="T43"> d</text:span><text:span text:style-name="T47">a </text:span><text:span text:style-name="T48">cotangente</text:span><text:span text:style-name="T4">:</text:span></text:p>
      <text:p text:style-name="P36"><draw:frame draw:style-name="fr1" draw:name="Objeto54" text:anchor-type="as-char" svg:y="-0.406cm" svg:width="5.191cm" svg:height="0.533cm" draw:z-index="48"><draw:object xlink:href="./Object 52" xlink:type="simple" xlink:show="embed" xlink:actuate="onLoad"/><draw:image xlink:href="./ObjectReplacements/Object 52" xlink:type="simple" xlink:show="embed" xlink:actuate="onLoad"/><svg:desc>fórmula</svg:desc></draw:frame></text:p>
      <text:p text:style-name="P36"/>
      <text:p text:style-name="P37">• <text:span text:style-name="T39">Propiedade út</text:span><text:span text:style-name="T4">il </text:span><text:span text:style-name="T47">1</text:span><text:span text:style-name="T49">4</text:span><text:span text:style-name="T4"> - </text:span><text:span text:style-name="T40">derivada</text:span><text:span text:style-name="T43"> d</text:span><text:span text:style-name="T50">e</text:span><text:span text:style-name="T47"> </text:span><text:span text:style-name="T50">f composta</text:span><text:span text:style-name="T4">:</text:span></text:p>
      <text:p text:style-name="P36"><draw:frame draw:style-name="fr1" draw:name="Objeto9" text:anchor-type="as-char" svg:y="-0.369cm" svg:width="5.089cm" svg:height="0.483cm" draw:z-index="50"><draw:object xlink:href="./Object 38" xlink:type="simple" xlink:show="embed" xlink:actuate="onLoad"/><draw:image xlink:href="./ObjectReplacements/Object 38" xlink:type="simple" xlink:show="embed" xlink:actuate="onLoad"/><svg:desc>fórmula</svg:desc></draw:frame></text:p>
      <text:p text:style-name="P36"/>
      <text:p text:style-name="P43">Integrais:</text:p>
      <text:p text:style-name="P50"/>
      <text:p text:style-name="P50">• <text:s/><text:span text:style-name="T54">Primitiva:</text:span></text:p>
      <text:p text:style-name="P50">F <text:span text:style-name="T55">→ A</text:span><text:span text:style-name="T54">ntiderivada </text:span><text:span text:style-name="T55">ou </text:span>primitiva <text:span text:style-name="T54">de </text:span><text:span text:style-name="T56">f</text:span><text:span text:style-name="T54">’.</text:span></text:p>
      <text:p text:style-name="P50">C <text:span text:style-name="T55">→ C</text:span>onstante de integração ou <text:span text:style-name="T55">Constante </text:span>arbitrária <text:span text:style-name="T55">que intersepta o eixo das ordenadas assumindo qualquer valor.</text:span></text:p>
      <text:p text:style-name="P50"><draw:frame draw:style-name="fr1" draw:name="Objeto71" text:anchor-type="as-char" svg:y="-0.609cm" svg:width="4.322cm" svg:height="0.968cm" draw:z-index="70"><draw:object xlink:href="./Object 71" xlink:type="simple" xlink:show="embed" xlink:actuate="onLoad"/><draw:image xlink:href="./ObjectReplacements/Object 71" xlink:type="simple" xlink:show="embed" xlink:actuate="onLoad"/><svg:desc>fórmula</svg:desc></draw:frame></text:p>
      <text:p text:style-name="P52"/>
      <text:p text:style-name="P51">• Integral indefinida é o conjunto de todas as primitivas de f’ :</text:p>
      <text:p text:style-name="P51"><draw:frame draw:style-name="fr1" draw:name="Objeto72" text:anchor-type="as-char" svg:y="-0.385cm" svg:width="1.803cm" svg:height="0.529cm" draw:z-index="71"><draw:object xlink:href="./Object 72" xlink:type="simple" xlink:show="embed" xlink:actuate="onLoad"/><draw:image xlink:href="./ObjectReplacements/Object 72" xlink:type="simple" xlink:show="embed" xlink:actuate="onLoad"/><svg:desc>fórmula</svg:desc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Ink Free" svg:font-family="'Ink Free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2f4f34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2f4f34" draw:opacity="100%" style:footnote-max-height="0cm" loext:margin-gutter="0cm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2f4f34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11T09:08:44.985000000</meta:creation-date>
    <dc:date>2022-07-19T12:24:40.571000000</dc:date>
    <meta:editing-duration>PT50M27S</meta:editing-duration>
    <meta:editing-cycles>15</meta:editing-cycles>
    <meta:generator>LibreOffice/7.3.4.2$Windows_X86_64 LibreOffice_project/728fec16bd5f605073805c3c9e7c4212a0120dc5</meta:generator>
    <meta:document-statistic meta:table-count="0" meta:image-count="0" meta:object-count="72" meta:page-count="3" meta:paragraph-count="122" meta:word-count="492" meta:character-count="2834" meta:non-whitespace-character-count="2418"/>
  </office:meta>
</office:document-meta>
</file>

<file path=Object 1/content.xml><?xml version="1.0" encoding="utf-8"?>
<math xmlns="http://www.w3.org/1998/Math/MathML" display="block">
  <semantics>
    <mstyle mathcolor="#FF7F50">
      <mrow>
        <mi>f</mi>
        <mrow>
          <mo fence="true" form="prefix" stretchy="false">(</mo>
          <mrow>
            <mi>x</mi>
          </mrow>
          <mo fence="true" form="postfix" stretchy="false">)</mo>
        </mrow>
        <mrow>
          <mi>'</mi>
          <mo stretchy="false">&gt;</mo>
          <mn>0</mn>
        </mrow>
        <mrow>
          <mo fence="true" form="prefix" stretchy="false">(</mo>
          <mrow>
            <mi mathvariant="italic">cresc</mi>
          </mrow>
          <mo fence="true" form="postfix" stretchy="false">)</mo>
        </mrow>
        <mtext> </mtext>
        <mo stretchy="false">→</mo>
        <mtext> </mtext>
        <mrow>
          <msub>
            <mi>x</mi>
            <mi>t</mi>
          </msub>
          <mo stretchy="false">&lt;</mo>
          <msub>
            <mi>x</mi>
            <mn>0</mn>
          </msub>
        </mrow>
        <mtext> </mtext>
        <mo stretchy="false">→</mo>
        <mtext> </mtext>
        <mrow>
          <msub>
            <mi>x</mi>
            <mn>0</mn>
          </msub>
          <mo stretchy="false">=</mo>
          <mi mathvariant="italic">Ponto</mi>
        </mrow>
        <mi mathvariant="italic">máximo</mi>
      </mrow>
    </mstyle>
    <annotation encoding="StarMath 5.0">color coral { f(x)'&gt;0 (cresc) " "rightarrow" " x_t &lt; x_0 " "rightarrow" " x_0 = Ponto máximo }</annotation>
  </semantics>
</math>
</file>

<file path=Object 10/content.xml><?xml version="1.0" encoding="utf-8"?>
<math xmlns="http://www.w3.org/1998/Math/MathML" display="block">
  <semantics>
    <mstyle mathcolor="#FF7F50">
      <mrow>
        <mrow>
          <mrow>
            <munder>
              <mi mathvariant="italic">lim</mi>
              <mrow>
                <mi>x</mi>
                <mi mathvariant="normal">→</mi>
                <mi>a</mi>
              </mrow>
            </munder>
            <mrow>
              <mo fence="true" form="prefix" stretchy="false">[</mo>
              <mrow>
                <mrow>
                  <mi>f</mi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  <mn>.</mn>
                  <mi>g</mi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</mrow>
              </mrow>
              <mo fence="true" form="postfix" stretchy="false">]</mo>
            </mrow>
          </mrow>
          <mo stretchy="false">=</mo>
          <mrow>
            <munder>
              <mi mathvariant="italic">lim</mi>
              <mrow>
                <mi>x</mi>
                <mi mathvariant="normal">→</mi>
                <mi>a</mi>
              </mrow>
            </munder>
            <mi>f</mi>
          </mrow>
        </mrow>
        <mrow>
          <mo fence="true" form="prefix" stretchy="false">(</mo>
          <mrow>
            <mi>x</mi>
          </mrow>
          <mo fence="true" form="postfix" stretchy="false">)</mo>
        </mrow>
        <mn>.</mn>
        <mrow>
          <munder>
            <mi mathvariant="italic">lim</mi>
            <mrow>
              <mi>x</mi>
              <mi mathvariant="normal">→</mi>
              <mi>a</mi>
            </mrow>
          </munder>
          <mi>g</mi>
        </mrow>
        <mrow>
          <mo fence="true" form="prefix" stretchy="false">(</mo>
          <mrow>
            <mi>x</mi>
          </mrow>
          <mo fence="true" form="postfix" stretchy="false">)</mo>
        </mrow>
      </mrow>
    </mstyle>
    <annotation encoding="StarMath 5.0">color coral { lim from{x %tendto a} [f(x) . g(x)] = lim from{x %tendto a} f(x) . lim from{x %tendto a} g(x) }</annotation>
  </semantics>
</math>
</file>

<file path=Object 11/content.xml><?xml version="1.0" encoding="utf-8"?>
<math xmlns="http://www.w3.org/1998/Math/MathML" display="block">
  <semantics>
    <mstyle mathcolor="#FF7F50">
      <mrow>
        <mrow>
          <munder>
            <mi mathvariant="italic">lim</mi>
            <mrow>
              <mi>x</mi>
              <mi mathvariant="normal">→</mi>
              <mi>a</mi>
            </mrow>
          </munder>
          <mi>k</mi>
        </mrow>
        <mn>.</mn>
        <mrow>
          <mfrac>
            <mrow>
              <mo fence="true" form="prefix" stretchy="false">[</mo>
              <mrow>
                <mrow>
                  <mi>f</mi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</mrow>
              </mrow>
              <mo fence="true" form="postfix" stretchy="false">]</mo>
            </mrow>
            <mrow>
              <mo fence="true" form="prefix" stretchy="false">[</mo>
              <mrow>
                <mrow>
                  <mi>g</mi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</mrow>
              </mrow>
              <mo fence="true" form="postfix" stretchy="false">]</mo>
            </mrow>
          </mfrac>
          <mo stretchy="false">=</mo>
          <mfrac>
            <mrow>
              <mo fence="true" form="prefix" stretchy="false">[</mo>
              <mrow>
                <mrow>
                  <mi>k</mi>
                  <mn>.</mn>
                  <mrow>
                    <munder>
                      <mi mathvariant="italic">lim</mi>
                      <mrow>
                        <mi>x</mi>
                        <mi mathvariant="normal">→</mi>
                        <mi>a</mi>
                      </mrow>
                    </munder>
                    <mi>f</mi>
                  </mrow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</mrow>
              </mrow>
              <mo fence="true" form="postfix" stretchy="false">]</mo>
            </mrow>
            <mrow>
              <mo fence="true" form="prefix" stretchy="false">[</mo>
              <mrow>
                <mrow>
                  <mi>k</mi>
                  <mn>.</mn>
                  <mrow>
                    <munder>
                      <mi mathvariant="italic">lim</mi>
                      <mrow>
                        <mi>x</mi>
                        <mi mathvariant="normal">→</mi>
                        <mi>a</mi>
                      </mrow>
                    </munder>
                    <mi>g</mi>
                  </mrow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</mrow>
              </mrow>
              <mo fence="true" form="postfix" stretchy="false">]</mo>
            </mrow>
          </mfrac>
        </mrow>
      </mrow>
    </mstyle>
    <annotation encoding="StarMath 5.0">color coral { lim from{x %tendto a} k.[f(x)] over [g(x)] = [k.lim from{x %tendto a} f(x)] over [k.lim from{x %tendto a} g(x)] }</annotation>
  </semantics>
</math>
</file>

<file path=Object 12/content.xml><?xml version="1.0" encoding="utf-8"?>
<math xmlns="http://www.w3.org/1998/Math/MathML" display="block">
  <semantics>
    <mstyle mathcolor="#FF7F50">
      <mrow>
        <mo fence="true" form="prefix" stretchy="false">(</mo>
        <mrow>
          <mi mathvariant="italic">tvm</mi>
        </mrow>
        <mo fence="true" form="postfix" stretchy="false">)</mo>
      </mrow>
    </mstyle>
    <annotation encoding="StarMath 5.0">color coral{(tvm)}</annotation>
  </semantics>
</math>
</file>

<file path=Object 13/content.xml><?xml version="1.0" encoding="utf-8"?>
<math xmlns="http://www.w3.org/1998/Math/MathML" display="block">
  <semantics>
    <mstyle mathcolor="#FF7F50">
      <mrow>
        <mrow>
          <msub>
            <mi>x</mi>
            <mn>0</mn>
          </msub>
          <mo stretchy="false">+</mo>
          <mi mathvariant="normal">Δ</mi>
        </mrow>
        <mi>x</mi>
      </mrow>
    </mstyle>
    <annotation encoding="StarMath 5.0">color coral {x_0 + %DELTA x}</annotation>
  </semantics>
</math>
</file>

<file path=Object 14/content.xml><?xml version="1.0" encoding="utf-8"?>
<math xmlns="http://www.w3.org/1998/Math/MathML" display="block">
  <semantics>
    <mstyle mathcolor="#FF7F50">
      <mrow>
        <mo fence="true" form="prefix" stretchy="false">(</mo>
        <mrow>
          <mrow>
            <msub>
              <mi>x</mi>
              <mn>0</mn>
            </msub>
            <mi>,</mi>
            <mrow>
              <msub>
                <mi>x</mi>
                <mn>0</mn>
              </msub>
              <mo stretchy="false">+</mo>
              <mi mathvariant="normal">Δ</mi>
            </mrow>
            <mi>x</mi>
          </mrow>
        </mrow>
        <mo fence="true" form="postfix" stretchy="false">)</mo>
      </mrow>
    </mstyle>
    <annotation encoding="StarMath 5.0">color coral {( x_0, x_0 + %DELTA x)}</annotation>
  </semantics>
</math>
</file>

<file path=Object 15/content.xml><?xml version="1.0" encoding="utf-8"?>
<math xmlns="http://www.w3.org/1998/Math/MathML" display="block">
  <semantics>
    <mstyle mathcolor="#FF7F50">
      <mi>m</mi>
    </mstyle>
    <annotation encoding="StarMath 5.0">color coral {m}</annotation>
  </semantics>
</math>
</file>

<file path=Object 16/content.xml><?xml version="1.0" encoding="utf-8"?>
<math xmlns="http://www.w3.org/1998/Math/MathML" display="block">
  <semantics>
    <mstyle mathcolor="#FF7F50">
      <mi>P</mi>
    </mstyle>
    <annotation encoding="StarMath 5.0">color coral {P}</annotation>
  </semantics>
</math>
</file>

<file path=Object 17/content.xml><?xml version="1.0" encoding="utf-8"?>
<math xmlns="http://www.w3.org/1998/Math/MathML" display="block">
  <semantics>
    <mstyle mathcolor="#FF7F50">
      <msub>
        <mi>x</mi>
        <mn>0</mn>
      </msub>
    </mstyle>
    <annotation encoding="StarMath 5.0">color coral { x_0 }</annotation>
  </semantics>
</math>
</file>

<file path=Object 18/content.xml><?xml version="1.0" encoding="utf-8"?>
<math xmlns="http://www.w3.org/1998/Math/MathML" display="block">
  <semantics>
    <mstyle mathcolor="#FF7F50">
      <mi>f</mi>
    </mstyle>
    <annotation encoding="StarMath 5.0">color coral { f }</annotation>
  </semantics>
</math>
</file>

<file path=Object 19/content.xml><?xml version="1.0" encoding="utf-8"?>
<math xmlns="http://www.w3.org/1998/Math/MathML" display="block">
  <semantics>
    <mstyle mathcolor="#FF7F50">
      <mi>Q</mi>
    </mstyle>
    <annotation encoding="StarMath 5.0">color coral { Q }</annotation>
  </semantics>
</math>
</file>

<file path=Object 2/content.xml><?xml version="1.0" encoding="utf-8"?>
<math xmlns="http://www.w3.org/1998/Math/MathML" display="block">
  <semantics>
    <mstyle mathcolor="#FF7F50">
      <mrow>
        <mo stretchy="false">⇒</mo>
        <mrow>
          <mi>x</mi>
          <mo stretchy="false">=</mo>
          <mn>0</mn>
        </mrow>
      </mrow>
    </mstyle>
    <annotation encoding="StarMath 5.0">color coral { drarrow x = 0 }</annotation>
  </semantics>
</math>
</file>

<file path=Object 20/content.xml><?xml version="1.0" encoding="utf-8"?>
<math xmlns="http://www.w3.org/1998/Math/MathML" display="block">
  <semantics>
    <mstyle mathcolor="#FF7F50">
      <mrow>
        <mrow>
          <msub>
            <mi>x</mi>
            <mn>0</mn>
          </msub>
          <mo stretchy="false">+</mo>
          <mi mathvariant="normal">Δ</mi>
        </mrow>
        <mi>x</mi>
      </mrow>
    </mstyle>
    <annotation encoding="StarMath 5.0">color coral { x_0 + %DELTA x }</annotation>
  </semantics>
</math>
</file>

<file path=Object 21/content.xml><?xml version="1.0" encoding="utf-8"?>
<math xmlns="http://www.w3.org/1998/Math/MathML" display="block">
  <semantics>
    <mstyle mathcolor="#FF7F50">
      <mi>m</mi>
    </mstyle>
    <annotation encoding="StarMath 5.0">color coral { m }</annotation>
  </semantics>
</math>
</file>

<file path=Object 22/content.xml><?xml version="1.0" encoding="utf-8"?>
<math xmlns="http://www.w3.org/1998/Math/MathML" display="block">
  <semantics>
    <mstyle mathcolor="#FF7F50">
      <mrow>
        <mi mathvariant="italic">PQ</mi>
        <mtext> </mtext>
        <mrow>
          <mo fence="true" form="prefix" stretchy="false">(</mo>
          <mrow>
            <mi mathvariant="italic">mPQ</mi>
          </mrow>
          <mo fence="true" form="postfix" stretchy="false">)</mo>
        </mrow>
      </mrow>
    </mstyle>
    <annotation encoding="StarMath 5.0">color coral { PQ " " (mPQ) }</annotation>
  </semantics>
</math>
</file>

<file path=Object 23/content.xml><?xml version="1.0" encoding="utf-8"?>
<math xmlns="http://www.w3.org/1998/Math/MathML" display="block">
  <semantics>
    <mstyle mathcolor="#FF7F50">
      <mrow>
        <mi>f</mi>
        <mrow>
          <mo fence="true" form="prefix" stretchy="false">(</mo>
          <mrow>
            <mi>x</mi>
          </mrow>
          <mo fence="true" form="postfix" stretchy="false">)</mo>
        </mrow>
        <mrow>
          <mi>'</mi>
          <mo stretchy="false">&gt;</mo>
          <mn>0</mn>
        </mrow>
        <mrow>
          <mo fence="true" form="prefix" stretchy="false">(</mo>
          <mrow>
            <mi mathvariant="italic">cresc</mi>
          </mrow>
          <mo fence="true" form="postfix" stretchy="false">)</mo>
        </mrow>
        <mtext> </mtext>
        <mo stretchy="false">→</mo>
        <mtext> </mtext>
        <mrow>
          <msub>
            <mi>x</mi>
            <mi>t</mi>
          </msub>
          <mo stretchy="false">&gt;</mo>
          <msub>
            <mi>x</mi>
            <mn>0</mn>
          </msub>
        </mrow>
        <mtext> </mtext>
        <mo stretchy="false">→</mo>
        <mtext> </mtext>
        <mrow>
          <msub>
            <mi>x</mi>
            <mn>0</mn>
          </msub>
          <mo stretchy="false">=</mo>
          <mi mathvariant="italic">Ponto</mi>
        </mrow>
        <mi mathvariant="italic">mínimo</mi>
      </mrow>
    </mstyle>
    <annotation encoding="StarMath 5.0">color coral { f(x)'&gt;0 (cresc) " "rightarrow" " x_t &gt; x_0 " "rightarrow" " x_0 = Ponto mínimo }</annotation>
  </semantics>
</math>
</file>

<file path=Object 24/content.xml><?xml version="1.0" encoding="utf-8"?>
<math xmlns="http://www.w3.org/1998/Math/MathML" display="block">
  <semantics>
    <mstyle mathcolor="#FF7F50">
      <mi>f</mi>
    </mstyle>
    <annotation encoding="StarMath 5.0">color coral { f }</annotation>
  </semantics>
</math>
</file>

<file path=Object 25/content.xml><?xml version="1.0" encoding="utf-8"?>
<math xmlns="http://www.w3.org/1998/Math/MathML" display="block">
  <semantics>
    <mstyle mathcolor="#FF7F50">
      <mrow>
        <mi mathvariant="italic">sec</mi>
        <mo stretchy="false">⇔</mo>
        <mi mathvariant="italic">tvm</mi>
        <mo stretchy="false">⇔</mo>
        <mrow>
          <mi mathvariant="italic">mPQ</mi>
          <mo stretchy="false">=</mo>
          <mrow>
            <mo fence="true" form="prefix" stretchy="false">[</mo>
            <mrow>
              <mrow>
                <mfrac>
                  <mrow>
                    <mi mathvariant="normal">Δ</mi>
                    <mi>y</mi>
                  </mrow>
                  <mrow>
                    <mi mathvariant="normal">Δ</mi>
                    <mi>x</mi>
                  </mrow>
                </mfrac>
                <mo stretchy="false">=</mo>
                <mfrac>
                  <mrow>
                    <mi>f</mi>
                    <mrow>
                      <mrow>
                        <mo fence="true" form="prefix" stretchy="false">(</mo>
                        <mrow>
                          <mrow>
                            <mrow>
                              <msub>
                                <mi>x</mi>
                                <mn>0</mn>
                              </msub>
                              <mo stretchy="false">+</mo>
                              <mi mathvariant="normal">Δ</mi>
                            </mrow>
                            <mi>x</mi>
                          </mrow>
                        </mrow>
                        <mo fence="true" form="postfix" stretchy="false">)</mo>
                      </mrow>
                      <mo stretchy="false">−</mo>
                      <mi>f</mi>
                    </mrow>
                    <mrow>
                      <mo fence="true" form="prefix" stretchy="false">(</mo>
                      <mrow>
                        <msub>
                          <mi>x</mi>
                          <mn>0</mn>
                        </msub>
                      </mrow>
                      <mo fence="true" form="postfix" stretchy="false">)</mo>
                    </mrow>
                  </mrow>
                  <mrow>
                    <mrow>
                      <msub>
                        <mi>x</mi>
                        <mn>0</mn>
                      </msub>
                      <mo stretchy="false">+</mo>
                      <mi mathvariant="normal">Δ</mi>
                    </mrow>
                    <mrow>
                      <mi>x</mi>
                      <mo stretchy="false">−</mo>
                      <msub>
                        <mi>x</mi>
                        <mn>0</mn>
                      </msub>
                    </mrow>
                  </mrow>
                </mfrac>
              </mrow>
            </mrow>
            <mo fence="true" form="postfix" stretchy="false">]</mo>
          </mrow>
        </mrow>
      </mrow>
    </mstyle>
    <annotation encoding="StarMath 5.0">color coral { sec dlrarrow tvm dlrarrow mPQ = [{%DELTA y} over {%DELTA x} = {f(x_0 + %DELTA x) - f(x_0)} over {x_0 + %DELTA x - x_0}] }</annotation>
  </semantics>
</math>
</file>

<file path=Object 26/content.xml><?xml version="1.0" encoding="utf-8"?>
<math xmlns="http://www.w3.org/1998/Math/MathML" display="block">
  <semantics>
    <mstyle mathcolor="#FF7F50">
      <mrow>
        <mo fence="true" form="prefix" stretchy="false">(</mo>
        <mrow>
          <mi mathvariant="italic">tvi</mi>
        </mrow>
        <mo fence="true" form="postfix" stretchy="false">)</mo>
      </mrow>
    </mstyle>
    <annotation encoding="StarMath 5.0">color coral { (tvi) }</annotation>
  </semantics>
</math>
</file>

<file path=Object 27/content.xml><?xml version="1.0" encoding="utf-8"?>
<math xmlns="http://www.w3.org/1998/Math/MathML" display="block">
  <semantics>
    <mstyle mathcolor="#FF7F50">
      <mi>f</mi>
    </mstyle>
    <annotation encoding="StarMath 5.0">color coral { f }</annotation>
  </semantics>
</math>
</file>

<file path=Object 28/content.xml><?xml version="1.0" encoding="utf-8"?>
<math xmlns="http://www.w3.org/1998/Math/MathML" display="block">
  <semantics>
    <mstyle mathcolor="#FF7F50">
      <msub>
        <mi>x</mi>
        <mn>0</mn>
      </msub>
    </mstyle>
    <annotation encoding="StarMath 5.0">color coral { x_0 }</annotation>
  </semantics>
</math>
</file>

<file path=Object 29/content.xml><?xml version="1.0" encoding="utf-8"?>
<math xmlns="http://www.w3.org/1998/Math/MathML" display="block">
  <semantics>
    <mstyle mathcolor="#FF7F50">
      <mrow>
        <mo fence="true" form="prefix" stretchy="false">(</mo>
        <mrow>
          <mrow>
            <msub>
              <mi>x</mi>
              <mn>0</mn>
            </msub>
            <mi>,</mi>
            <mrow>
              <msub>
                <mi>x</mi>
                <mn>0</mn>
              </msub>
              <mo stretchy="false">+</mo>
              <mi mathvariant="normal">Δ</mi>
            </mrow>
            <mi>x</mi>
          </mrow>
        </mrow>
        <mo fence="true" form="postfix" stretchy="false">)</mo>
      </mrow>
    </mstyle>
    <annotation encoding="StarMath 5.0">color coral {( x_0, x_0 + %DELTA x)}</annotation>
  </semantics>
</math>
</file>

<file path=Object 3/content.xml><?xml version="1.0" encoding="utf-8"?>
<math xmlns="http://www.w3.org/1998/Math/MathML" display="block">
  <semantics>
    <mstyle mathcolor="#FF7F50">
      <mrow>
        <mrow>
          <mo fence="true" form="prefix" stretchy="false">[</mo>
          <mrow>
            <mrow>
              <mi>y</mi>
              <mo stretchy="false">=</mo>
              <mrow>
                <mi mathvariant="italic">ax</mi>
                <mo stretchy="false">+</mo>
                <mi>b</mi>
              </mrow>
            </mrow>
          </mrow>
          <mo fence="true" form="postfix" stretchy="false">]</mo>
        </mrow>
        <mo stretchy="false">→</mo>
        <mrow>
          <mi>x</mi>
          <mo stretchy="false">=</mo>
          <mrow>
            <mi mathvariant="italic">ay</mi>
            <mo stretchy="false">+</mo>
            <mi>b</mi>
          </mrow>
        </mrow>
        <mo stretchy="false">→</mo>
        <mrow>
          <mo fence="true" form="prefix" stretchy="false">[</mo>
          <mrow>
            <mrow>
              <msup>
                <mi>y</mi>
                <mrow>
                  <mo stretchy="false">−</mo>
                  <mn>1</mn>
                </mrow>
              </msup>
              <mo stretchy="false">=</mo>
              <mfrac>
                <mrow>
                  <mi>x</mi>
                  <mo stretchy="false">−</mo>
                  <mi>b</mi>
                </mrow>
                <mi>a</mi>
              </mfrac>
            </mrow>
          </mrow>
          <mo fence="true" form="postfix" stretchy="false">]</mo>
        </mrow>
      </mrow>
    </mstyle>
    <annotation encoding="StarMath 5.0">color coral { [ y = ax + b ] rightarrow  x = ay + b rightarrow [ y^-1 = { x - b } over a ] }</annotation>
  </semantics>
</math>
</file>

<file path=Object 30/content.xml><?xml version="1.0" encoding="utf-8"?>
<math xmlns="http://www.w3.org/1998/Math/MathML" display="block">
  <semantics>
    <mstyle mathcolor="#FF7F50">
      <mrow>
        <mo fence="true" form="prefix" stretchy="false">(</mo>
        <mrow>
          <mrow>
            <mi>f</mi>
            <mi>'</mi>
          </mrow>
        </mrow>
        <mo fence="true" form="postfix" stretchy="false">)</mo>
      </mrow>
    </mstyle>
    <annotation encoding="StarMath 5.0">color coral { (f') }</annotation>
  </semantics>
</math>
</file>

<file path=Object 31/content.xml><?xml version="1.0" encoding="utf-8"?>
<math xmlns="http://www.w3.org/1998/Math/MathML" display="block">
  <semantics>
    <mstyle mathcolor="#FF7F50">
      <mi>f</mi>
    </mstyle>
    <annotation encoding="StarMath 5.0">color coral { f }</annotation>
  </semantics>
</math>
</file>

<file path=Object 32/content.xml><?xml version="1.0" encoding="utf-8"?>
<math xmlns="http://www.w3.org/1998/Math/MathML" display="block">
  <semantics>
    <mstyle mathcolor="#FF7F50">
      <msub>
        <mi>x</mi>
        <mn>0</mn>
      </msub>
    </mstyle>
    <annotation encoding="StarMath 5.0">color coral { x_0 }</annotation>
  </semantics>
</math>
</file>

<file path=Object 33/content.xml><?xml version="1.0" encoding="utf-8"?>
<math xmlns="http://www.w3.org/1998/Math/MathML" display="block">
  <semantics>
    <mstyle mathcolor="#FF7F50">
      <mi>m</mi>
    </mstyle>
    <annotation encoding="StarMath 5.0">color coral {m}</annotation>
  </semantics>
</math>
</file>

<file path=Object 34/content.xml><?xml version="1.0" encoding="utf-8"?>
<math xmlns="http://www.w3.org/1998/Math/MathML" display="block">
  <semantics>
    <mstyle mathcolor="#FF7F50">
      <mi>P</mi>
    </mstyle>
    <annotation encoding="StarMath 5.0">color coral {P}</annotation>
  </semantics>
</math>
</file>

<file path=Object 35/content.xml><?xml version="1.0" encoding="utf-8"?>
<math xmlns="http://www.w3.org/1998/Math/MathML" display="block">
  <semantics>
    <mstyle mathcolor="#FF7F50">
      <msub>
        <mi>x</mi>
        <mn>0</mn>
      </msub>
    </mstyle>
    <annotation encoding="StarMath 5.0">color coral { x_0 }</annotation>
  </semantics>
</math>
</file>

<file path=Object 36/content.xml><?xml version="1.0" encoding="utf-8"?>
<math xmlns="http://www.w3.org/1998/Math/MathML" display="block">
  <semantics>
    <mstyle mathcolor="#FF7F50">
      <mi>f</mi>
    </mstyle>
    <annotation encoding="StarMath 5.0">color coral { f }</annotation>
  </semantics>
</math>
</file>

<file path=Object 37/content.xml><?xml version="1.0" encoding="utf-8"?>
<math xmlns="http://www.w3.org/1998/Math/MathML" display="block">
  <semantics>
    <mstyle mathcolor="#FF7F50">
      <mrow>
        <mo fence="true" form="prefix" stretchy="false">(</mo>
        <mrow>
          <mi mathvariant="italic">tvm</mi>
        </mrow>
        <mo fence="true" form="postfix" stretchy="false">)</mo>
      </mrow>
    </mstyle>
    <annotation encoding="StarMath 5.0">color coral{(tvm)}</annotation>
  </semantics>
</math>
</file>

<file path=Object 38/content.xml><?xml version="1.0" encoding="utf-8"?>
<math xmlns="http://www.w3.org/1998/Math/MathML" display="block">
  <semantics>
    <mstyle mathcolor="#FF7F50">
      <mrow>
        <mrow>
          <mi>f</mi>
          <mo stretchy="false">=</mo>
          <msup>
            <mrow>
              <mo fence="true" form="prefix" stretchy="false">[</mo>
              <mrow>
                <msup>
                  <mi>x</mi>
                  <mi>n</mi>
                </msup>
              </mrow>
              <mo fence="true" form="postfix" stretchy="false">]</mo>
            </mrow>
            <mi>m</mi>
          </msup>
        </mrow>
        <mtext/>
        <mo stretchy="false">→</mo>
        <mtext/>
        <mi>f</mi>
        <mi>'</mi>
        <mtext/>
        <mo stretchy="false">→</mo>
        <mtext/>
        <mrow>
          <mi>u</mi>
          <mo stretchy="false">=</mo>
          <mrow>
            <mo fence="true" form="prefix" stretchy="false">[</mo>
            <mrow>
              <msup>
                <mi>x</mi>
                <mi>n</mi>
              </msup>
            </mrow>
            <mo fence="true" form="postfix" stretchy="false">]</mo>
          </mrow>
        </mrow>
        <mtext>,</mtext>
        <mrow>
          <mi>v</mi>
          <mo stretchy="false">=</mo>
          <msup>
            <mi>u</mi>
            <mi>m</mi>
          </msup>
        </mrow>
      </mrow>
    </mstyle>
    <annotation encoding="StarMath 5.0">color coral { f =  [x^n]^m ""rightarrow"" f' ""rightarrow"" u = [x^n] "," v = u^m }</annotation>
  </semantics>
</math>
</file>

<file path=Object 39/content.xml><?xml version="1.0" encoding="utf-8"?>
<math xmlns="http://www.w3.org/1998/Math/MathML" display="block">
  <semantics>
    <mstyle mathcolor="#FF7F50">
      <mrow>
        <mi mathvariant="italic">tg</mi>
        <mo stretchy="false">⇔</mo>
        <mi mathvariant="italic">tvi</mi>
        <mo stretchy="false">⇔</mo>
        <mi>f</mi>
        <mi>'</mi>
        <mrow>
          <mrow>
            <mo fence="true" form="prefix" stretchy="false">(</mo>
            <mrow>
              <msub>
                <mi>x</mi>
                <mn>0</mn>
              </msub>
            </mrow>
            <mo fence="true" form="postfix" stretchy="false">)</mo>
          </mrow>
          <mo stretchy="false">=</mo>
          <mrow>
            <munder>
              <mi mathvariant="italic">lim</mi>
              <mrow>
                <mi mathvariant="normal">Δ</mi>
                <mi>x</mi>
                <mi mathvariant="normal">→</mi>
                <mn>0</mn>
              </mrow>
            </munder>
            <mrow>
              <mo fence="true" form="prefix" stretchy="false">[</mo>
              <mrow>
                <mrow>
                  <mfrac>
                    <mrow>
                      <mi mathvariant="normal">Δ</mi>
                      <mi>y</mi>
                    </mrow>
                    <mrow>
                      <mi mathvariant="normal">Δ</mi>
                      <mi>x</mi>
                    </mrow>
                  </mfrac>
                  <mo stretchy="false">=</mo>
                  <mfrac>
                    <mrow>
                      <mi>f</mi>
                      <mrow>
                        <mrow>
                          <mo fence="true" form="prefix" stretchy="false">(</mo>
                          <mrow>
                            <mrow>
                              <mrow>
                                <msub>
                                  <mi>x</mi>
                                  <mn>0</mn>
                                </msub>
                                <mo stretchy="false">+</mo>
                                <mi mathvariant="normal">Δ</mi>
                              </mrow>
                              <mi>x</mi>
                            </mrow>
                          </mrow>
                          <mo fence="true" form="postfix" stretchy="false">)</mo>
                        </mrow>
                        <mo stretchy="false">−</mo>
                        <mi>f</mi>
                      </mrow>
                      <mrow>
                        <mo fence="true" form="prefix" stretchy="false">(</mo>
                        <mrow>
                          <msub>
                            <mi>x</mi>
                            <mn>0</mn>
                          </msub>
                        </mrow>
                        <mo fence="true" form="postfix" stretchy="false">)</mo>
                      </mrow>
                    </mrow>
                    <mrow>
                      <mrow>
                        <msub>
                          <mi>x</mi>
                          <mn>0</mn>
                        </msub>
                        <mo stretchy="false">+</mo>
                        <mi mathvariant="normal">Δ</mi>
                      </mrow>
                      <mrow>
                        <mi>x</mi>
                        <mo stretchy="false">−</mo>
                        <msub>
                          <mi>x</mi>
                          <mn>0</mn>
                        </msub>
                      </mrow>
                    </mrow>
                  </mfrac>
                </mrow>
              </mrow>
              <mo fence="true" form="postfix" stretchy="false">]</mo>
            </mrow>
          </mrow>
        </mrow>
      </mrow>
    </mstyle>
    <annotation encoding="StarMath 5.0">color coral { tg dlrarrow tvi dlrarrow f'(x_0) = lim from{ %DELTA x %tendto  0} [{%DELTA y} over {%DELTA x} = {f(x_0 + %DELTA x) - f(x_0)} over {x_0 + %DELTA x - x_0}] }  </annotation>
  </semantics>
</math>
</file>

<file path=Object 4/content.xml><?xml version="1.0" encoding="utf-8"?>
<math xmlns="http://www.w3.org/1998/Math/MathML" display="block">
  <semantics>
    <mstyle mathcolor="#FF7F50">
      <mrow>
        <mrow>
          <munder>
            <mi mathvariant="italic">lim</mi>
            <mrow>
              <mi>x</mi>
              <mi mathvariant="normal">→</mi>
              <mi>a</mi>
            </mrow>
          </munder>
          <mi>f</mi>
        </mrow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=</mo>
          <mi>L</mi>
        </mrow>
        <mtext>-</mtext>
      </mrow>
    </mstyle>
    <annotation encoding="StarMath 5.0">color coral { lim from{x %tendto a} f(x) = L "-"}</annotation>
  </semantics>
</math>
</file>

<file path=Object 40/content.xml><?xml version="1.0" encoding="utf-8"?>
<math xmlns="http://www.w3.org/1998/Math/MathML" display="block">
  <semantics>
    <mstyle mathcolor="#FF7F50">
      <mrow>
        <mrow>
          <mi>y</mi>
          <mo stretchy="false">=</mo>
          <msup>
            <mi>x</mi>
            <mi>a</mi>
          </msup>
        </mrow>
        <mtext/>
        <mo stretchy="false">→</mo>
        <mtext/>
        <mi>y</mi>
        <mrow>
          <mi>'</mi>
          <mo stretchy="false">=</mo>
          <mi>a</mi>
        </mrow>
        <mn>.</mn>
        <msup>
          <mi>x</mi>
          <mrow>
            <mi>a</mi>
            <mo stretchy="false">−</mo>
            <mn>1</mn>
          </mrow>
        </msup>
      </mrow>
    </mstyle>
    <annotation encoding="StarMath 5.0">color coral { y = x^a ""rightarrow"" y' = a.x^{a-1} }</annotation>
  </semantics>
</math>
</file>

<file path=Object 41/content.xml><?xml version="1.0" encoding="utf-8"?>
<math xmlns="http://www.w3.org/1998/Math/MathML" display="block">
  <semantics>
    <mstyle mathcolor="#FF7F50">
      <mrow>
        <mrow>
          <mi>y</mi>
          <mo stretchy="false">=</mo>
          <mi>k</mi>
        </mrow>
        <mtext/>
        <mo stretchy="false">→</mo>
        <mtext/>
        <mi>y</mi>
        <mrow>
          <mi>'</mi>
          <mo stretchy="false">=</mo>
          <mn>0</mn>
        </mrow>
        <mtext>  |  </mtext>
        <mrow>
          <mi>k</mi>
          <mo stretchy="false">=</mo>
          <mi mathvariant="italic">função</mi>
        </mrow>
        <mi mathvariant="italic">constante</mi>
      </mrow>
    </mstyle>
    <annotation encoding="StarMath 5.0">color coral { y = k ""rightarrow"" y' = 0 "  |  " k = função constante }</annotation>
  </semantics>
</math>
</file>

<file path=Object 42/content.xml><?xml version="1.0" encoding="utf-8"?>
<math xmlns="http://www.w3.org/1998/Math/MathML" display="block">
  <semantics>
    <mstyle mathcolor="#FF7F50">
      <mrow>
        <mrow>
          <mi>y</mi>
          <mo stretchy="false">=</mo>
          <mi>k</mi>
        </mrow>
        <mn>.</mn>
        <mi>u</mi>
        <mtext/>
        <mo stretchy="false">→</mo>
        <mtext/>
        <mi>y</mi>
        <mrow>
          <mi>'</mi>
          <mo stretchy="false">=</mo>
          <mi>k</mi>
        </mrow>
        <mn>.</mn>
        <mi>u</mi>
        <mi>'</mi>
        <mtext>  |  </mtext>
        <mrow>
          <mi>k</mi>
          <mo stretchy="false">=</mo>
          <mi mathvariant="italic">função</mi>
        </mrow>
        <mi mathvariant="italic">constante</mi>
      </mrow>
    </mstyle>
    <annotation encoding="StarMath 5.0">color coral { y = k.u ""rightarrow"" y' = k.u' "  |  " k = função constante }</annotation>
  </semantics>
</math>
</file>

<file path=Object 43/content.xml><?xml version="1.0" encoding="utf-8"?>
<math xmlns="http://www.w3.org/1998/Math/MathML" display="block">
  <semantics>
    <mstyle mathcolor="#FF7F50">
      <mrow>
        <mrow>
          <mi>y</mi>
          <mo stretchy="false">=</mo>
          <mrow>
            <mi>u</mi>
            <mo stretchy="false">±</mo>
            <mi>v</mi>
          </mrow>
        </mrow>
        <mtext/>
        <mo stretchy="false">→</mo>
        <mtext/>
        <mi>y</mi>
        <mrow>
          <mi>'</mi>
          <mo stretchy="false">=</mo>
          <mi>u</mi>
        </mrow>
        <mrow>
          <mi>'</mi>
          <mo stretchy="false">±</mo>
          <mi>v</mi>
        </mrow>
        <mi>'</mi>
      </mrow>
    </mstyle>
    <annotation encoding="StarMath 5.0">color coral { y = u +- v ""rightarrow""  y' = u' +- v' }</annotation>
  </semantics>
</math>
</file>

<file path=Object 44/content.xml><?xml version="1.0" encoding="utf-8"?>
<math xmlns="http://www.w3.org/1998/Math/MathML" display="block">
  <semantics>
    <mstyle mathcolor="#FF7F50">
      <mrow>
        <mrow>
          <mi>y</mi>
          <mo stretchy="false">=</mo>
          <mi>u</mi>
        </mrow>
        <mn>.</mn>
        <mi>v</mi>
        <mtext/>
        <mo stretchy="false">→</mo>
        <mtext/>
        <mi>y</mi>
        <mrow>
          <mi>'</mi>
          <mo stretchy="false">=</mo>
          <mi>u</mi>
        </mrow>
        <mi>'</mi>
        <mn>.</mn>
        <mi>v</mi>
        <mrow>
          <mtext/>
          <mo stretchy="false">+</mo>
          <mtext/>
        </mrow>
        <mi>u</mi>
        <mn>.</mn>
        <mi>v</mi>
        <mi>'</mi>
      </mrow>
    </mstyle>
    <annotation encoding="StarMath 5.0">color coral { y = u . v ""rightarrow""  y' = u' . v ""+"" u . v' }</annotation>
  </semantics>
</math>
</file>

<file path=Object 45/content.xml><?xml version="1.0" encoding="utf-8"?>
<math xmlns="http://www.w3.org/1998/Math/MathML" display="block">
  <semantics>
    <mstyle mathcolor="#FF7F50">
      <mrow>
        <mrow>
          <mi>y</mi>
          <mo stretchy="false">=</mo>
          <mfrac>
            <mi>u</mi>
            <mi>v</mi>
          </mfrac>
        </mrow>
        <mtext/>
        <mo stretchy="false">→</mo>
        <mtext/>
        <mi>y</mi>
        <mrow>
          <mi>'</mi>
          <mo stretchy="false">=</mo>
          <mfrac>
            <mrow>
              <mi>u</mi>
              <mi>'</mi>
              <mn>.</mn>
              <mi>v</mi>
              <mrow>
                <mtext/>
                <mo stretchy="false">−</mo>
                <mtext/>
              </mrow>
              <mi>u</mi>
              <mn>.</mn>
              <mi>v</mi>
              <mi>'</mi>
            </mrow>
            <msup>
              <mi>v</mi>
              <mn>2</mn>
            </msup>
          </mfrac>
        </mrow>
      </mrow>
    </mstyle>
    <annotation encoding="StarMath 5.0">color coral { y = u over v ""rightarrow""  y' = {u' . v ""-"" u . v'} over v^2 }</annotation>
  </semantics>
</math>
</file>

<file path=Object 46/content.xml><?xml version="1.0" encoding="utf-8"?>
<math xmlns="http://www.w3.org/1998/Math/MathML" display="block">
  <semantics>
    <mstyle mathcolor="#FF7F50">
      <mrow>
        <mrow>
          <mi>y</mi>
          <mo stretchy="false">=</mo>
          <msup>
            <mi>e</mi>
            <mi>x</mi>
          </msup>
        </mrow>
        <mtext/>
        <mo stretchy="false">→</mo>
        <mtext/>
        <mi>y</mi>
        <mrow>
          <mi>'</mi>
          <mo stretchy="false">=</mo>
          <msup>
            <mi>e</mi>
            <mi>x</mi>
          </msup>
        </mrow>
      </mrow>
    </mstyle>
    <annotation encoding="StarMath 5.0">color coral { y = e^x ""rightarrow"" y' = e^x }</annotation>
  </semantics>
</math>
</file>

<file path=Object 47/content.xml><?xml version="1.0" encoding="utf-8"?>
<math xmlns="http://www.w3.org/1998/Math/MathML" display="block">
  <semantics>
    <mstyle mathcolor="#FF7F50">
      <mrow>
        <mrow>
          <mi>y</mi>
          <mo stretchy="false">=</mo>
          <mi mathvariant="italic">sin</mi>
        </mrow>
        <mrow>
          <mo fence="true" form="prefix" stretchy="false">(</mo>
          <mrow>
            <mi>x</mi>
          </mrow>
          <mo fence="true" form="postfix" stretchy="false">)</mo>
        </mrow>
        <mtext/>
        <mo stretchy="false">→</mo>
        <mtext/>
        <mi>y</mi>
        <mrow>
          <mi>'</mi>
          <mo stretchy="false">=</mo>
          <mi mathvariant="italic">cos</mi>
        </mrow>
        <mrow>
          <mo fence="true" form="prefix" stretchy="false">(</mo>
          <mrow>
            <mi>x</mi>
          </mrow>
          <mo fence="true" form="postfix" stretchy="false">)</mo>
        </mrow>
      </mrow>
    </mstyle>
    <annotation encoding="StarMath 5.0">color coral { y = sin(x) ""rightarrow"" y' =  cos(x) }</annotation>
  </semantics>
</math>
</file>

<file path=Object 48/content.xml><?xml version="1.0" encoding="utf-8"?>
<math xmlns="http://www.w3.org/1998/Math/MathML" display="block">
  <semantics>
    <mstyle mathcolor="#FF7F50">
      <mrow>
        <mrow>
          <mi>y</mi>
          <mo stretchy="false">=</mo>
          <mi mathvariant="italic">cos</mi>
        </mrow>
        <mrow>
          <mo fence="true" form="prefix" stretchy="false">(</mo>
          <mrow>
            <mi>x</mi>
          </mrow>
          <mo fence="true" form="postfix" stretchy="false">)</mo>
        </mrow>
        <mtext/>
        <mo stretchy="false">→</mo>
        <mtext/>
        <mi>y</mi>
        <mrow>
          <mi>'</mi>
          <mo stretchy="false">=</mo>
          <mrow>
            <mo stretchy="false">−</mo>
            <mi mathvariant="italic">sin</mi>
          </mrow>
        </mrow>
        <mrow>
          <mo fence="true" form="prefix" stretchy="false">(</mo>
          <mrow>
            <mi>x</mi>
          </mrow>
          <mo fence="true" form="postfix" stretchy="false">)</mo>
        </mrow>
      </mrow>
    </mstyle>
    <annotation encoding="StarMath 5.0">color coral { y = cos(x) ""rightarrow"" y' =  -sin(x) }</annotation>
  </semantics>
</math>
</file>

<file path=Object 49/content.xml><?xml version="1.0" encoding="utf-8"?>
<math xmlns="http://www.w3.org/1998/Math/MathML" display="block">
  <semantics>
    <mstyle mathcolor="#FF7F50">
      <mrow>
        <mrow>
          <mi>y</mi>
          <mo stretchy="false">=</mo>
          <mi mathvariant="italic">tan</mi>
        </mrow>
        <mrow>
          <mo fence="true" form="prefix" stretchy="false">(</mo>
          <mrow>
            <mi>x</mi>
          </mrow>
          <mo fence="true" form="postfix" stretchy="false">)</mo>
        </mrow>
        <mtext/>
        <mo stretchy="false">→</mo>
        <mtext/>
        <mi>y</mi>
        <mrow>
          <mi>'</mi>
          <mo stretchy="false">=</mo>
          <msup>
            <mtext>sec</mtext>
            <mn>2</mn>
          </msup>
        </mrow>
        <mrow>
          <mo fence="true" form="prefix" stretchy="false">(</mo>
          <mrow>
            <mi>x</mi>
          </mrow>
          <mo fence="true" form="postfix" stretchy="false">)</mo>
        </mrow>
      </mrow>
    </mstyle>
    <annotation encoding="StarMath 5.0">color coral { y =  tan(x)  ""rightarrow"" y' =  "sec"^2(x) }</annotation>
  </semantics>
</math>
</file>

<file path=Object 5/content.xml><?xml version="1.0" encoding="utf-8"?>
<math xmlns="http://www.w3.org/1998/Math/MathML" display="block">
  <semantics>
    <mstyle mathcolor="#FF7F50">
      <mrow>
        <mrow>
          <munder>
            <mi mathvariant="italic">lim</mi>
            <mrow>
              <mi>x</mi>
              <mi mathvariant="normal">→</mi>
              <mi>a</mi>
            </mrow>
          </munder>
          <mi>f</mi>
        </mrow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=</mo>
          <mi>L</mi>
        </mrow>
        <mtext>+</mtext>
      </mrow>
    </mstyle>
    <annotation encoding="StarMath 5.0">color coral { lim from{x %tendto a} f(x) = L "+" }</annotation>
  </semantics>
</math>
</file>

<file path=Object 50/content.xml><?xml version="1.0" encoding="utf-8"?>
<math xmlns="http://www.w3.org/1998/Math/MathML" display="block">
  <semantics>
    <mstyle mathcolor="#FF7F50">
      <mrow>
        <mrow>
          <mi>y</mi>
          <mo stretchy="false">=</mo>
          <mtext>sec</mtext>
        </mrow>
        <mrow>
          <mo fence="true" form="prefix" stretchy="false">(</mo>
          <mrow>
            <mi>x</mi>
          </mrow>
          <mo fence="true" form="postfix" stretchy="false">)</mo>
        </mrow>
        <mtext/>
        <mo stretchy="false">→</mo>
        <mtext/>
        <mi>y</mi>
        <mrow>
          <mi>'</mi>
          <mo stretchy="false">=</mo>
          <mtext>sec</mtext>
        </mrow>
        <mrow>
          <mo fence="true" form="prefix" stretchy="false">(</mo>
          <mrow>
            <mi>x</mi>
          </mrow>
          <mo fence="true" form="postfix" stretchy="false">)</mo>
        </mrow>
        <mn>.</mn>
        <mi mathvariant="italic">tan</mi>
        <mrow>
          <mo fence="true" form="prefix" stretchy="false">(</mo>
          <mrow>
            <mi>x</mi>
          </mrow>
          <mo fence="true" form="postfix" stretchy="false">)</mo>
        </mrow>
      </mrow>
    </mstyle>
    <annotation encoding="StarMath 5.0">color coral { y =  "sec"(x)  ""rightarrow"" y' =  "sec"(x).tan(x) }</annotation>
  </semantics>
</math>
</file>

<file path=Object 51/content.xml><?xml version="1.0" encoding="utf-8"?>
<math xmlns="http://www.w3.org/1998/Math/MathML" display="block">
  <semantics>
    <mstyle mathcolor="#FF7F50">
      <mrow>
        <mrow>
          <mi>y</mi>
          <mo stretchy="false">=</mo>
          <mtext>cosec</mtext>
        </mrow>
        <mrow>
          <mo fence="true" form="prefix" stretchy="false">(</mo>
          <mrow>
            <mi>x</mi>
          </mrow>
          <mo fence="true" form="postfix" stretchy="false">)</mo>
        </mrow>
        <mtext/>
        <mo stretchy="false">→</mo>
        <mtext/>
        <mi>y</mi>
        <mrow>
          <mi>'</mi>
          <mo stretchy="false">=</mo>
          <mrow>
            <mo stretchy="false">−</mo>
            <mtext>cosec</mtext>
          </mrow>
        </mrow>
        <mrow>
          <mo fence="true" form="prefix" stretchy="false">(</mo>
          <mrow>
            <mi>x</mi>
          </mrow>
          <mo fence="true" form="postfix" stretchy="false">)</mo>
        </mrow>
        <mn>.</mn>
        <mtext>cotg</mtext>
        <mrow>
          <mo fence="true" form="prefix" stretchy="false">(</mo>
          <mrow>
            <mi>x</mi>
          </mrow>
          <mo fence="true" form="postfix" stretchy="false">)</mo>
        </mrow>
      </mrow>
    </mstyle>
    <annotation encoding="StarMath 5.0">color coral { y =  "cosec"(x)  ""rightarrow"" y' =  -"cosec"(x)."cotg"(x) }</annotation>
  </semantics>
</math>
</file>

<file path=Object 52/content.xml><?xml version="1.0" encoding="utf-8"?>
<math xmlns="http://www.w3.org/1998/Math/MathML" display="block">
  <semantics>
    <mstyle mathcolor="#FF7F50">
      <mrow>
        <mrow>
          <mi>y</mi>
          <mo stretchy="false">=</mo>
          <mtext>cotg</mtext>
        </mrow>
        <mrow>
          <mo fence="true" form="prefix" stretchy="false">(</mo>
          <mrow>
            <mi>x</mi>
          </mrow>
          <mo fence="true" form="postfix" stretchy="false">)</mo>
        </mrow>
        <mtext/>
        <mo stretchy="false">→</mo>
        <mtext/>
        <mi>y</mi>
        <mrow>
          <mi>'</mi>
          <mo stretchy="false">=</mo>
          <mrow>
            <mo stretchy="false">−</mo>
            <msup>
              <mtext>cosec</mtext>
              <mn>2</mn>
            </msup>
          </mrow>
        </mrow>
        <mrow>
          <mo fence="true" form="prefix" stretchy="false">(</mo>
          <mrow>
            <mi>x</mi>
          </mrow>
          <mo fence="true" form="postfix" stretchy="false">)</mo>
        </mrow>
      </mrow>
    </mstyle>
    <annotation encoding="StarMath 5.0">color coral { y =  "cotg"(x)  ""rightarrow"" y' =  -"cosec"^2(x) }</annotation>
  </semantics>
</math>
</file>

<file path=Object 53/content.xml><?xml version="1.0" encoding="utf-8"?>
<math xmlns="http://www.w3.org/1998/Math/MathML" display="block">
  <semantics>
    <mstyle mathcolor="#FF7F50">
      <mrow>
        <mo fence="true" form="prefix" stretchy="false">(</mo>
        <mrow>
          <mrow>
            <mi mathvariant="normal">Δ</mi>
            <mi>x</mi>
          </mrow>
        </mrow>
        <mo fence="true" form="postfix" stretchy="false">)</mo>
      </mrow>
    </mstyle>
    <annotation encoding="StarMath 5.0">color coral { (%DELTA x) }</annotation>
  </semantics>
</math>
</file>

<file path=Object 54/content.xml><?xml version="1.0" encoding="utf-8"?>
<math xmlns="http://www.w3.org/1998/Math/MathML" display="block">
  <semantics>
    <mstyle mathcolor="#FF7F50">
      <mrow>
        <mi>f</mi>
        <mrow>
          <mo fence="true" form="prefix" stretchy="false">(</mo>
          <mrow>
            <mi>x</mi>
          </mrow>
          <mo fence="true" form="postfix" stretchy="false">)</mo>
        </mrow>
        <mrow>
          <mi>'</mi>
          <mo stretchy="false">&lt;</mo>
          <mn>0</mn>
        </mrow>
        <mrow>
          <mo fence="true" form="prefix" stretchy="false">(</mo>
          <mrow>
            <mi mathvariant="italic">decre</mi>
          </mrow>
          <mo fence="true" form="postfix" stretchy="false">)</mo>
        </mrow>
        <mtext> </mtext>
        <mo stretchy="false">→</mo>
        <mtext> </mtext>
        <mrow>
          <msub>
            <mi>x</mi>
            <mi>t</mi>
          </msub>
          <mo stretchy="false">&lt;</mo>
          <msub>
            <mi>x</mi>
            <mn>0</mn>
          </msub>
        </mrow>
        <mtext> </mtext>
        <mo stretchy="false">→</mo>
        <mtext> </mtext>
        <mrow>
          <msub>
            <mi>x</mi>
            <mn>0</mn>
          </msub>
          <mo stretchy="false">=</mo>
          <mi mathvariant="italic">Ponto</mi>
        </mrow>
        <mi mathvariant="italic">mínimo</mi>
      </mrow>
    </mstyle>
    <annotation encoding="StarMath 5.0">color coral { f(x)'&lt;0 (decre) " "rightarrow" " x_t &lt; x_0 " "rightarrow" " x_0 = Ponto mínimo }</annotation>
  </semantics>
</math>
</file>

<file path=Object 55/content.xml><?xml version="1.0" encoding="utf-8"?>
<math xmlns="http://www.w3.org/1998/Math/MathML" display="block">
  <semantics>
    <mstyle mathcolor="#FF7F50">
      <mrow>
        <mi>S</mi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=</mo>
          <mi mathvariant="italic">Sucessor</mi>
        </mrow>
        <mi mathvariant="italic">de</mi>
        <mi>x</mi>
      </mrow>
    </mstyle>
    <annotation encoding="StarMath 5.0">color coral { S(x) = Sucessor de x }</annotation>
  </semantics>
</math>
</file>

<file path=Object 56/content.xml><?xml version="1.0" encoding="utf-8"?>
<math xmlns="http://www.w3.org/1998/Math/MathML" display="block">
  <semantics>
    <mstyle mathcolor="#FF7F50">
      <mrow>
        <mi>f</mi>
        <mrow>
          <mo fence="true" form="prefix" stretchy="false">(</mo>
          <mrow>
            <mi>x</mi>
          </mrow>
          <mo fence="true" form="postfix" stretchy="false">)</mo>
        </mrow>
        <mrow>
          <mi>'</mi>
          <mo stretchy="false">&lt;</mo>
          <mn>0</mn>
        </mrow>
        <mrow>
          <mo fence="true" form="prefix" stretchy="false">(</mo>
          <mrow>
            <mi mathvariant="italic">decre</mi>
          </mrow>
          <mo fence="true" form="postfix" stretchy="false">)</mo>
        </mrow>
        <mtext> </mtext>
        <mo stretchy="false">→</mo>
        <mtext> </mtext>
        <mrow>
          <msub>
            <mi>x</mi>
            <mi>t</mi>
          </msub>
          <mo stretchy="false">&gt;</mo>
          <msub>
            <mi>x</mi>
            <mn>0</mn>
          </msub>
        </mrow>
        <mtext> </mtext>
        <mo stretchy="false">→</mo>
        <mtext> </mtext>
        <mrow>
          <msub>
            <mi>x</mi>
            <mn>0</mn>
          </msub>
          <mo stretchy="false">=</mo>
          <mi mathvariant="italic">Ponto</mi>
        </mrow>
        <mi mathvariant="italic">máximo</mi>
      </mrow>
    </mstyle>
    <annotation encoding="StarMath 5.0">color coral { f(x)'&lt;0 (decre) " "rightarrow" " x_t &gt; x_0 " "rightarrow" " x_0 = Ponto máximo }</annotation>
  </semantics>
</math>
</file>

<file path=Object 57/content.xml><?xml version="1.0" encoding="utf-8"?>
<math xmlns="http://www.w3.org/1998/Math/MathML" display="block">
  <semantics>
    <mstyle mathcolor="#FF7F50">
      <mrow>
        <mi mathvariant="italic">Op</mi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=</mo>
          <mi mathvariant="italic">Oposto</mi>
        </mrow>
        <mi mathvariant="italic">de</mi>
        <mi>x</mi>
      </mrow>
    </mstyle>
    <annotation encoding="StarMath 5.0">color coral { Op(x) = Oposto de x }</annotation>
  </semantics>
</math>
</file>

<file path=Object 58/content.xml><?xml version="1.0" encoding="utf-8"?>
<math xmlns="http://www.w3.org/1998/Math/MathML" display="block">
  <semantics>
    <mstyle mathcolor="#FF7F50">
      <mrow>
        <mrow>
          <mi>I</mi>
          <mo stretchy="false">=</mo>
          <mi mathvariant="italic">decimal</mi>
        </mrow>
        <mi mathvariant="italic">infinito</mi>
        <mi mathvariant="italic">não</mi>
        <mi mathvariant="italic">periódico</mi>
        <mo stretchy="false">→</mo>
        <mi>π</mi>
      </mrow>
    </mstyle>
    <annotation encoding="StarMath 5.0">color coral { I = decimal infinito não periódico rightarrow %pi }</annotation>
  </semantics>
</math>
</file>

<file path=Object 59/content.xml><?xml version="1.0" encoding="utf-8"?>
<math xmlns="http://www.w3.org/1998/Math/MathML" display="block">
  <semantics>
    <mstyle mathcolor="#FF7F50">
      <mrow>
        <mrow>
          <mi mathvariant="normal">ℚ</mi>
          <mo stretchy="false">=</mo>
          <mi mathvariant="italic">decimal</mi>
        </mrow>
        <mi mathvariant="italic">dízima</mi>
        <mi mathvariant="italic">periódica</mi>
        <mi mathvariant="italic">simples</mi>
        <mi>e</mi>
        <mi mathvariant="italic">composta</mi>
      </mrow>
    </mstyle>
    <annotation encoding="StarMath 5.0">color coral { setQ = decimal dízima periódica simples e composta }</annotation>
  </semantics>
</math>
</file>

<file path=Object 6/content.xml><?xml version="1.0" encoding="utf-8"?>
<math xmlns="http://www.w3.org/1998/Math/MathML" display="block">
  <semantics>
    <mstyle mathcolor="#FF7F50">
      <mrow>
        <mrow>
          <munder>
            <mi mathvariant="italic">lim</mi>
            <mrow>
              <mi>x</mi>
              <mi mathvariant="normal">→</mi>
              <mi>a</mi>
            </mrow>
          </munder>
          <mi>k</mi>
        </mrow>
        <mo stretchy="false">=</mo>
        <mi>k</mi>
      </mrow>
    </mstyle>
    <annotation encoding="StarMath 5.0">color coral { lim from{x %tendto a} k = k }</annotation>
  </semantics>
</math>
</file>

<file path=Object 60/content.xml><?xml version="1.0" encoding="utf-8"?>
<math xmlns="http://www.w3.org/1998/Math/MathML" display="block">
  <semantics>
    <mstyle mathcolor="#FF7F50">
      <mrow>
        <mrow>
          <mi>A</mi>
          <mo stretchy="false">∪</mo>
          <mi>B</mi>
        </mrow>
        <mo stretchy="false">=</mo>
        <mrow>
          <mi>A</mi>
          <mo stretchy="false">+</mo>
          <mi>B</mi>
          <mo stretchy="false">−</mo>
          <mrow>
            <mo fence="true" form="prefix" stretchy="false">(</mo>
            <mrow>
              <mrow>
                <mi>A</mi>
                <mo stretchy="false">∩</mo>
                <mi>B</mi>
              </mrow>
            </mrow>
            <mo fence="true" form="postfix" stretchy="false">)</mo>
          </mrow>
        </mrow>
      </mrow>
    </mstyle>
    <annotation encoding="StarMath 5.0">color coral { A union B = A + B -(A intersection B) }</annotation>
  </semantics>
</math>
</file>

<file path=Object 61/content.xml><?xml version="1.0" encoding="utf-8"?>
<math xmlns="http://www.w3.org/1998/Math/MathML" display="block">
  <semantics>
    <mstyle mathcolor="#FF7F50">
      <mrow>
        <mrow>
          <mi>A</mi>
          <mo stretchy="false">∪</mo>
          <mi>B</mi>
          <mo stretchy="false">∪</mo>
          <mi>C</mi>
        </mrow>
        <mo stretchy="false">=</mo>
        <mrow>
          <mi>A</mi>
          <mo stretchy="false">+</mo>
          <mi>B</mi>
          <mo stretchy="false">+</mo>
          <mi>C</mi>
          <mo stretchy="false">−</mo>
          <mrow>
            <mo fence="true" form="prefix" stretchy="false">(</mo>
            <mrow>
              <mrow>
                <mtext/>
                <mo stretchy="false">∩</mo>
                <mrow>
                  <mo stretchy="false">−</mo>
                  <mrow>
                    <mo fence="true" form="prefix" stretchy="false">(</mo>
                    <mrow>
                      <mrow>
                        <mtext/>
                        <mo stretchy="false">∩</mo>
                        <mtext/>
                      </mrow>
                    </mrow>
                    <mo fence="true" form="postfix" stretchy="false">)</mo>
                  </mrow>
                </mrow>
              </mrow>
            </mrow>
            <mo fence="true" form="postfix" stretchy="false">)</mo>
          </mrow>
        </mrow>
      </mrow>
    </mstyle>
    <annotation encoding="StarMath 5.0">color coral { A union B union C = A + B + C -( "" intersection - (""intersection"")) }</annotation>
  </semantics>
</math>
</file>

<file path=Object 62/content.xml><?xml version="1.0" encoding="utf-8"?>
<math xmlns="http://www.w3.org/1998/Math/MathML" display="block">
  <semantics>
    <mstyle mathcolor="#FF7F50">
      <mrow>
        <mi mathvariant="normal">ℝ</mi>
        <mrow>
          <mo fence="true" form="prefix" stretchy="false">[</mo>
          <mrow>
            <mrow>
              <mrow>
                <mo fence="true" form="prefix" stretchy="false">(</mo>
                <mrow>
                  <mi>I</mi>
                </mrow>
                <mo fence="true" form="postfix" stretchy="false">)</mo>
              </mrow>
              <mrow>
                <mo fence="true" form="prefix" stretchy="false">(</mo>
                <mrow>
                  <mrow>
                    <mi mathvariant="normal">ℚ</mi>
                    <mrow>
                      <mo fence="true" form="prefix" stretchy="false">[</mo>
                      <mrow>
                        <mrow>
                          <mi mathvariant="normal">ℤ</mi>
                          <mrow>
                            <mo fence="true" form="prefix" stretchy="false">(</mo>
                            <mrow>
                              <mi mathvariant="normal">ℕ</mi>
                            </mrow>
                            <mo fence="true" form="postfix" stretchy="false">)</mo>
                          </mrow>
                        </mrow>
                      </mrow>
                      <mo fence="true" form="postfix" stretchy="false">]</mo>
                    </mrow>
                  </mrow>
                </mrow>
                <mo fence="true" form="postfix" stretchy="false">)</mo>
              </mrow>
            </mrow>
          </mrow>
          <mo fence="true" form="postfix" stretchy="false">]</mo>
        </mrow>
      </mrow>
    </mstyle>
    <annotation encoding="StarMath 5.0">color coral { setR [(I)( setQ [ setZ ( setN )])] }</annotation>
  </semantics>
</math>
</file>

<file path=Object 63/content.xml><?xml version="1.0" encoding="utf-8"?>
<math xmlns="http://www.w3.org/1998/Math/MathML" display="block">
  <semantics>
    <mstyle mathcolor="#FF7F50">
      <mrow>
        <mrow>
          <mi>R</mi>
          <mo stretchy="false">=</mo>
          <mtext>{</mtext>
        </mrow>
        <mrow>
          <mo fence="true" form="prefix" stretchy="false">(</mo>
          <mrow>
            <mrow>
              <mi>n</mi>
              <mi>,</mi>
              <mi>n</mi>
            </mrow>
          </mrow>
          <mo fence="true" form="postfix" stretchy="false">)</mo>
        </mrow>
        <mtext>}</mtext>
      </mrow>
    </mstyle>
    <annotation encoding="StarMath 5.0">color coral { R = "{"(n, n)"}" }</annotation>
  </semantics>
</math>
</file>

<file path=Object 64/content.xml><?xml version="1.0" encoding="utf-8"?>
<math xmlns="http://www.w3.org/1998/Math/MathML" display="block">
  <semantics>
    <mstyle mathcolor="#FF7F50">
      <mrow>
        <mrow>
          <mi>R</mi>
          <mo stretchy="false">=</mo>
          <mtext>{</mtext>
        </mrow>
        <mrow>
          <mo fence="true" form="prefix" stretchy="false">(</mo>
          <mrow>
            <mrow>
              <mi>n</mi>
              <mi>,</mi>
              <mi>m</mi>
            </mrow>
          </mrow>
          <mo fence="true" form="postfix" stretchy="false">)</mo>
        </mrow>
        <mi>;</mi>
        <mrow>
          <mo fence="true" form="prefix" stretchy="false">(</mo>
          <mrow>
            <mrow>
              <mi>m</mi>
              <mi>,</mi>
              <mi>n</mi>
            </mrow>
          </mrow>
          <mo fence="true" form="postfix" stretchy="false">)</mo>
        </mrow>
        <mtext>}</mtext>
      </mrow>
    </mstyle>
    <annotation encoding="StarMath 5.0">color coral { R = "{"(n, m); (m, n)"}" }</annotation>
  </semantics>
</math>
</file>

<file path=Object 65/content.xml><?xml version="1.0" encoding="utf-8"?>
<math xmlns="http://www.w3.org/1998/Math/MathML" display="block">
  <semantics>
    <mstyle mathcolor="#FF7F50">
      <mrow>
        <mrow>
          <mi>R</mi>
          <mo stretchy="false">=</mo>
          <mtext>{</mtext>
        </mrow>
        <mrow>
          <mo fence="true" form="prefix" stretchy="false">(</mo>
          <mrow>
            <mrow>
              <mi>n</mi>
              <mo stretchy="false">&lt;</mo>
              <mi>m</mi>
              <mo stretchy="false">&lt;</mo>
              <mi>x</mi>
              <mo stretchy="false">&lt;</mo>
              <mi>y</mi>
            </mrow>
          </mrow>
          <mo fence="true" form="postfix" stretchy="false">)</mo>
        </mrow>
        <mtext>}</mtext>
      </mrow>
    </mstyle>
    <annotation encoding="StarMath 5.0">color coral { R = "{"(n &lt; m &lt; x &lt; y) "}" }</annotation>
  </semantics>
</math>
</file>

<file path=Object 66/content.xml><?xml version="1.0" encoding="utf-8"?>
<math xmlns="http://www.w3.org/1998/Math/MathML" display="block">
  <semantics>
    <mstyle mathcolor="#FF7F50">
      <mrow>
        <mi mathvariant="italic">Não</mi>
        <mi mathvariant="italic">admite</mi>
        <mi>a</mi>
        <mi mathvariant="italic">simétrica</mi>
      </mrow>
    </mstyle>
    <annotation encoding="StarMath 5.0">color coral { Não admite a simétrica}</annotation>
  </semantics>
</math>
</file>

<file path=Object 67/content.xml><?xml version="1.0" encoding="utf-8"?>
<math xmlns="http://www.w3.org/1998/Math/MathML" display="block">
  <semantics>
    <mstyle mathcolor="#FF7F50">
      <mrow>
        <mrow>
          <mo fence="true" form="prefix" stretchy="false">(</mo>
          <mrow>
            <mrow>
              <mi>a</mi>
              <mo stretchy="false">+</mo>
              <mi>b</mi>
            </mrow>
          </mrow>
          <mo fence="true" form="postfix" stretchy="false">)</mo>
        </mrow>
        <mn>.</mn>
        <mrow>
          <mrow>
            <mo fence="true" form="prefix" stretchy="false">(</mo>
            <mrow>
              <mrow>
                <mi>a</mi>
                <mo stretchy="false">−</mo>
                <mi>b</mi>
              </mrow>
            </mrow>
            <mo fence="true" form="postfix" stretchy="false">)</mo>
          </mrow>
          <mo stretchy="false">=</mo>
          <mrow>
            <msup>
              <mi>a</mi>
              <mn>2</mn>
            </msup>
            <mo stretchy="false">−</mo>
            <msup>
              <mi>b</mi>
              <mn>2</mn>
            </msup>
          </mrow>
        </mrow>
      </mrow>
    </mstyle>
    <annotation encoding="StarMath 5.0">color coral { (a+b).(a-b) = a^2 - b^2}</annotation>
  </semantics>
</math>
</file>

<file path=Object 68/content.xml><?xml version="1.0" encoding="utf-8"?>
<math xmlns="http://www.w3.org/1998/Math/MathML" display="block">
  <semantics>
    <mstyle mathcolor="#FF7F50">
      <mrow>
        <mrow>
          <msup>
            <mrow>
              <mo fence="true" form="prefix" stretchy="false">(</mo>
              <mrow>
                <mrow>
                  <mi>a</mi>
                  <mo stretchy="false">±</mo>
                  <mi>b</mi>
                </mrow>
              </mrow>
              <mo fence="true" form="postfix" stretchy="false">)</mo>
            </mrow>
            <mn>2</mn>
          </msup>
          <mo stretchy="false">=</mo>
          <mrow>
            <msup>
              <mi>a</mi>
              <mn>2</mn>
            </msup>
            <mo stretchy="false">±</mo>
            <mn>2</mn>
          </mrow>
        </mrow>
        <mrow>
          <mi mathvariant="italic">ab</mi>
          <mo stretchy="false">+</mo>
          <msup>
            <mi>b</mi>
            <mn>2</mn>
          </msup>
        </mrow>
      </mrow>
    </mstyle>
    <annotation encoding="StarMath 5.0">color coral { (a +- b)^2 = a^2 +- 2ab + b^2}</annotation>
  </semantics>
</math>
</file>

<file path=Object 69/content.xml><?xml version="1.0" encoding="utf-8"?>
<math xmlns="http://www.w3.org/1998/Math/MathML" display="block">
  <semantics>
    <mstyle mathcolor="#FF7F50">
      <mrow>
        <mrow>
          <msup>
            <mrow>
              <mo fence="true" form="prefix" stretchy="false">(</mo>
              <mrow>
                <mrow>
                  <mi>a</mi>
                  <mo stretchy="false">±</mo>
                  <mi>b</mi>
                </mrow>
              </mrow>
              <mo fence="true" form="postfix" stretchy="false">)</mo>
            </mrow>
            <mn>3</mn>
          </msup>
          <mo stretchy="false">=</mo>
          <mrow>
            <msup>
              <mi>a</mi>
              <mn>3</mn>
            </msup>
            <mo stretchy="false">±</mo>
            <mn>3</mn>
          </mrow>
        </mrow>
        <msup>
          <mi>a</mi>
          <mn>2</mn>
        </msup>
        <mrow>
          <mi>b</mi>
          <mo stretchy="false">±</mo>
          <mn>3</mn>
        </mrow>
        <mrow>
          <msup>
            <mi mathvariant="italic">ab</mi>
            <mn>2</mn>
          </msup>
          <mo stretchy="false">±</mo>
          <msup>
            <mi>b</mi>
            <mn>3</mn>
          </msup>
        </mrow>
      </mrow>
    </mstyle>
    <annotation encoding="StarMath 5.0">color coral { (a +- b)^3 = a^3 +- 3a^{2}b +- 3ab^2 +- b^3}</annotation>
  </semantics>
</math>
</file>

<file path=Object 7/content.xml><?xml version="1.0" encoding="utf-8"?>
<math xmlns="http://www.w3.org/1998/Math/MathML" display="block">
  <semantics>
    <mstyle mathcolor="#FF7F50">
      <mrow>
        <mrow>
          <munder>
            <mi mathvariant="italic">lim</mi>
            <mrow>
              <mi>x</mi>
              <mi mathvariant="normal">→</mi>
              <mi>a</mi>
            </mrow>
          </munder>
          <msup>
            <mi>x</mi>
            <mi>n</mi>
          </msup>
        </mrow>
        <mo stretchy="false">=</mo>
        <msup>
          <mi>a</mi>
          <mi>n</mi>
        </msup>
      </mrow>
    </mstyle>
    <annotation encoding="StarMath 5.0">color coral { lim from{x %tendto a} x^n = a^n }</annotation>
  </semantics>
</math>
</file>

<file path=Object 70/content.xml><?xml version="1.0" encoding="utf-8"?>
<math xmlns="http://www.w3.org/1998/Math/MathML" display="block">
  <semantics>
    <mstyle mathcolor="#FF7F50">
      <mrow>
        <mrow>
          <msqrt>
            <mrow>
              <mo fence="true" form="prefix" stretchy="false">(</mo>
              <mrow>
                <mrow>
                  <mi>a</mi>
                  <mo stretchy="false">+</mo>
                  <msqrt>
                    <mi>b</mi>
                  </msqrt>
                </mrow>
              </mrow>
              <mo fence="true" form="postfix" stretchy="false">)</mo>
            </mrow>
          </msqrt>
          <mo stretchy="false">=</mo>
          <mrow>
            <msqrt>
              <mfrac>
                <mrow>
                  <mi>a</mi>
                  <mo stretchy="false">+</mo>
                  <mi>c</mi>
                </mrow>
                <mn>2</mn>
              </mfrac>
            </msqrt>
            <mo stretchy="false">+</mo>
            <msqrt>
              <mfrac>
                <mrow>
                  <mi>a</mi>
                  <mo stretchy="false">−</mo>
                  <mi>c</mi>
                </mrow>
                <mn>2</mn>
              </mfrac>
            </msqrt>
          </mrow>
        </mrow>
        <mtext> </mtext>
        <mo stretchy="false">→</mo>
        <mtext> </mtext>
        <mrow>
          <mi>c</mi>
          <mo stretchy="false">=</mo>
          <msqrt>
            <mrow>
              <msup>
                <mi>a</mi>
                <mn>2</mn>
              </msup>
              <mo stretchy="false">−</mo>
              <mi>b</mi>
            </mrow>
          </msqrt>
        </mrow>
      </mrow>
    </mstyle>
    <annotation encoding="StarMath 5.0">color coral { sqrt{(a + sqrt{b})} = sqrt{{a+c}over2} + sqrt{{a-c}over2} " " rightarrow " " c = sqrt{a^2 -b}}</annotation>
  </semantics>
</math>
</file>

<file path=Object 71/content.xml><?xml version="1.0" encoding="utf-8"?>
<math xmlns="http://www.w3.org/1998/Math/MathML" display="block">
  <semantics>
    <mstyle mathcolor="#FF7F50">
      <mrow>
        <mi>f</mi>
        <mi>'</mi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=</mo>
          <msup>
            <mi>x</mi>
            <mi>n</mi>
          </msup>
        </mrow>
        <mo stretchy="false">→</mo>
        <mi>F</mi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=</mo>
          <mrow>
            <mfrac>
              <msup>
                <mi>x</mi>
                <mrow>
                  <mi>n</mi>
                  <mo stretchy="false">+</mo>
                  <mn>1</mn>
                </mrow>
              </msup>
              <mrow>
                <mi>n</mi>
                <mo stretchy="false">+</mo>
                <mn>1</mn>
              </mrow>
            </mfrac>
            <mo stretchy="false">+</mo>
            <mi>C</mi>
          </mrow>
        </mrow>
      </mrow>
    </mstyle>
    <annotation encoding="StarMath 5.0">color coral { f'(x)=x^n rightarrow F(x) = { x^{n+1} } over {n+1} + C}</annotation>
  </semantics>
</math>
</file>

<file path=Object 72/content.xml><?xml version="1.0" encoding="utf-8"?>
<math xmlns="http://www.w3.org/1998/Math/MathML" display="block">
  <semantics>
    <mstyle mathcolor="#FF7F50">
      <mrow>
        <mrow>
          <mo stretchy="false">∫</mo>
          <mi>f</mi>
        </mrow>
        <mrow>
          <mo fence="true" form="prefix" stretchy="false">(</mo>
          <mrow>
            <mi>x</mi>
          </mrow>
          <mo fence="true" form="postfix" stretchy="false">)</mo>
        </mrow>
        <mn>.</mn>
        <mi mathvariant="italic">dx</mi>
      </mrow>
    </mstyle>
    <annotation encoding="StarMath 5.0">color coral { int f(x).dx }</annotation>
  </semantics>
</math>
</file>

<file path=Object 8/content.xml><?xml version="1.0" encoding="utf-8"?>
<math xmlns="http://www.w3.org/1998/Math/MathML" display="block">
  <semantics>
    <mstyle mathcolor="#FF7F50">
      <mrow>
        <mrow>
          <munder>
            <mi mathvariant="italic">lim</mi>
            <mrow>
              <mi>x</mi>
              <mi mathvariant="normal">→</mi>
              <mi>a</mi>
            </mrow>
          </munder>
          <mi>k</mi>
        </mrow>
        <mn>.</mn>
        <mi>f</mi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=</mo>
          <mi>k</mi>
        </mrow>
        <mn>.</mn>
        <mrow>
          <munder>
            <mi mathvariant="italic">lim</mi>
            <mrow>
              <mi>x</mi>
              <mi mathvariant="normal">→</mi>
              <mi>a</mi>
            </mrow>
          </munder>
          <mi>f</mi>
        </mrow>
        <mrow>
          <mo fence="true" form="prefix" stretchy="false">(</mo>
          <mrow>
            <mi>x</mi>
          </mrow>
          <mo fence="true" form="postfix" stretchy="false">)</mo>
        </mrow>
      </mrow>
    </mstyle>
    <annotation encoding="StarMath 5.0">color coral { lim from{x %tendto a} k.f(x) =  k.lim from{x %tendto a} f(x) }</annotation>
  </semantics>
</math>
</file>

<file path=Object 9/content.xml><?xml version="1.0" encoding="utf-8"?>
<math xmlns="http://www.w3.org/1998/Math/MathML" display="block">
  <semantics>
    <mstyle mathcolor="#FF7F50">
      <mrow>
        <mrow>
          <mrow>
            <munder>
              <mi mathvariant="italic">lim</mi>
              <mrow>
                <mi>x</mi>
                <mi mathvariant="normal">→</mi>
                <mi>a</mi>
              </mrow>
            </munder>
            <mrow>
              <mo fence="true" form="prefix" stretchy="false">[</mo>
              <mrow>
                <mrow>
                  <mi>f</mi>
                  <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  <mo stretchy="false">±</mo>
                    <mi>g</mi>
                  </mrow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</mrow>
              </mrow>
              <mo fence="true" form="postfix" stretchy="false">]</mo>
            </mrow>
          </mrow>
          <mo stretchy="false">=</mo>
          <mrow>
            <munder>
              <mi mathvariant="italic">lim</mi>
              <mrow>
                <mi>x</mi>
                <mi mathvariant="normal">→</mi>
                <mi>a</mi>
              </mrow>
            </munder>
            <mi>f</mi>
          </mrow>
        </mrow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±</mo>
          <mrow>
            <munder>
              <mi mathvariant="italic">lim</mi>
              <mrow>
                <mi>x</mi>
                <mi mathvariant="normal">→</mi>
                <mi>a</mi>
              </mrow>
            </munder>
            <mi>g</mi>
          </mrow>
        </mrow>
        <mrow>
          <mo fence="true" form="prefix" stretchy="false">(</mo>
          <mrow>
            <mi>x</mi>
          </mrow>
          <mo fence="true" form="postfix" stretchy="false">)</mo>
        </mrow>
      </mrow>
    </mstyle>
    <annotation encoding="StarMath 5.0">color coral { lim from{x %tendto a} [f(x) +- g(x)] = lim from{x %tendto a} f(x) +- lim from{x %tendto a} g(x) }</annotation>
  </semantics>
</math>
</file>